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margin-top="0in" fo:margin-bottom="0in" fo:text-align="start" style:justify-single-word="false"/>
    </style:style>
    <style:style style:name="P72" style:family="paragraph" style:parent-style-name="Text_20_body">
      <style:paragraph-properties fo:margin-top="0in" fo:margin-bottom="0in" fo:text-align="start" style:justify-single-word="false">
        <style:tab-stops>
          <style:tab-stop style:position="0.3299in"/>
        </style:tab-stops>
      </style:paragraph-properties>
    </style:style>
    <style:style style:name="P73"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4" style:family="paragraph" style:parent-style-name="Text_20_body">
      <style:paragraph-properties fo:margin-top="0in" fo:margin-bottom="0in" fo:text-align="start" style:justify-single-word="false">
        <style:tab-stops>
          <style:tab-stop style:position="2.2083in"/>
        </style:tab-stops>
      </style:paragraph-properties>
    </style:style>
    <style:style style:name="P75" style:family="paragraph" style:parent-style-name="Text_20_body">
      <style:paragraph-properties fo:margin-top="0in" fo:margin-bottom="0in" fo:text-align="start" style:justify-single-word="false">
        <style:tab-stops>
          <style:tab-stop style:position="2.1228in"/>
        </style:tab-stops>
      </style:paragraph-properties>
    </style:style>
    <style:style style:name="P76" style:family="paragraph" style:parent-style-name="Text_20_body">
      <style:paragraph-properties fo:margin-top="0in" fo:margin-bottom="0in" fo:text-align="start" style:justify-single-word="false"/>
      <style:text-properties fo:color="#000000" style:font-name-complex="Arial2"/>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4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49"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0"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1" style:family="paragraph" style:parent-style-name="Contents_20_3">
      <style:paragraph-properties>
        <style:tab-stops>
          <style:tab-stop style:position="6.939in" style:type="right" style:leader-style="dotted" style:leader-text="."/>
        </style:tab-stops>
      </style:paragraph-properties>
    </style:style>
    <style:style style:name="P152" style:family="paragraph" style:parent-style-name="Text_20_body" style:list-style-name="L1"/>
    <style:style style:name="P153" style:family="paragraph" style:parent-style-name="Text_20_body" style:list-style-name="L2"/>
    <style:style style:name="P154" style:family="paragraph" style:parent-style-name="Text_20_body" style:list-style-name="L2">
      <style:paragraph-properties>
        <style:tab-stops>
          <style:tab-stop style:position="4.5654in"/>
        </style:tab-stops>
      </style:paragraph-properties>
    </style:style>
    <style:style style:name="P155" style:family="paragraph" style:parent-style-name="Text_20_body" style:list-style-name="L2">
      <style:paragraph-properties>
        <style:tab-stops>
          <style:tab-stop style:position="4.4626in"/>
        </style:tab-stops>
      </style:paragraph-properties>
    </style:style>
    <style:style style:name="P156" style:family="paragraph" style:parent-style-name="Text_20_body" style:list-style-name="L2">
      <style:paragraph-properties>
        <style:tab-stops>
          <style:tab-stop style:position="2.5217in"/>
        </style:tab-stops>
      </style:paragraph-properties>
    </style:style>
    <style:style style:name="P157" style:family="paragraph" style:parent-style-name="Text_20_body" style:list-style-name="L2">
      <style:paragraph-properties>
        <style:tab-stops>
          <style:tab-stop style:position="3.9563in"/>
        </style:tab-stops>
      </style:paragraph-properties>
    </style:style>
    <style:style style:name="P158" style:family="paragraph" style:parent-style-name="Text_20_body" style:list-style-name="L4"/>
    <style:style style:name="P159" style:family="paragraph" style:parent-style-name="Text_20_body" style:list-style-name="L6"/>
    <style:style style:name="P160" style:family="paragraph" style:parent-style-name="Text_20_body" style:list-style-name="L7"/>
    <style:style style:name="P161"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2"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3"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4" style:family="paragraph" style:parent-style-name="Text_20_body" style:list-style-name="L2">
      <style:paragraph-properties fo:margin-top="0in" fo:margin-bottom="0.0783in">
        <style:tab-stops>
          <style:tab-stop style:position="4.5654in"/>
        </style:tab-stops>
      </style:paragraph-properties>
    </style:style>
    <style:style style:name="P165" style:family="paragraph" style:parent-style-name="Text_20_body" style:list-style-name="L2">
      <style:paragraph-properties fo:margin-top="0in" fo:margin-bottom="0.1575in">
        <style:tab-stops>
          <style:tab-stop style:position="4.5366in"/>
        </style:tab-stops>
      </style:paragraph-properties>
    </style:style>
    <style:style style:name="P166"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67" style:family="paragraph" style:parent-style-name="Text_20_body" style:list-style-name="L2">
      <style:paragraph-properties fo:margin-top="0.1575in" fo:margin-bottom="0.0783in"/>
    </style:style>
    <style:style style:name="P168"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69"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0"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1" style:family="paragraph" style:parent-style-name="Heading_20_3">
      <style:paragraph-properties fo:break-before="page"/>
    </style:style>
    <style:style style:name="P172" style:family="paragraph" style:parent-style-name="Appendix">
      <style:paragraph-properties fo:break-before="page"/>
    </style:style>
    <style:style style:name="P173" style:family="paragraph" style:parent-style-name="Appendix">
      <style:paragraph-properties fo:margin-left="0in" fo:margin-right="0in" fo:text-indent="0in" style:auto-text-indent="false" fo:break-before="page"/>
    </style:style>
    <style:style style:name="P174" style:family="paragraph" style:parent-style-name="Heading_20_2">
      <style:text-properties style:font-name="Arial2" fo:font-size="10pt" style:font-size-asian="10pt" style:font-size-complex="10pt"/>
    </style:style>
    <style:style style:name="P175" style:family="paragraph" style:parent-style-name="Heading_20_2">
      <style:text-properties fo:font-style="normal" fo:font-weight="normal" style:font-style-asian="normal" style:font-weight-asian="normal" style:font-style-complex="normal" style:font-weight-complex="normal"/>
    </style:style>
    <style:style style:name="P176" style:family="paragraph" style:parent-style-name="Heading_20_2">
      <style:paragraph-properties fo:break-before="page"/>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fo:font-style="normal" style:font-style-asian="normal" style:font-style-complex="normal"/>
    </style:style>
    <style:style style:name="P179" style:family="paragraph" style:parent-style-name="Standard" style:list-style-name="L2"/>
    <style:style style:name="P180" style:family="paragraph" style:parent-style-name="Standard" style:list-style-name="L5">
      <style:paragraph-properties fo:margin-top="0in" fo:margin-bottom="0.0783in"/>
    </style:style>
    <style:style style:name="P181" style:family="paragraph">
      <style:paragraph-properties fo:text-align="center"/>
    </style:style>
    <style:style style:name="P18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8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fo:color="#c00000"/>
    </style:style>
    <style:style style:name="T38" style:family="text">
      <style:text-properties fo:color="#c00000" style:font-name="Arial2" style:font-size-asian="10pt" style:font-name-complex="Arial2" style:font-size-complex="10pt"/>
    </style:style>
    <style:style style:name="T39" style:family="text">
      <style:text-properties fo:color="#c00000" style:font-name="Arial2" fo:font-size="10pt" style:font-size-asian="10pt" style:font-name-complex="Arial2" style:font-size-complex="10pt"/>
    </style:style>
    <style:style style:name="T40" style:family="text">
      <style:text-properties fo:color="#c00000" style:font-name="Arial2" fo:font-size="10pt" style:text-underline-style="none" style:font-size-asian="10pt" style:font-name-complex="Arial2" style:font-size-complex="10pt"/>
    </style:style>
    <style:style style:name="T41" style:family="text">
      <style:text-properties fo:color="#c00000" style:font-name="Arial2" fo:font-size="10pt" fo:font-weight="normal" style:font-size-asian="10pt" style:font-weight-asian="normal" style:font-name-complex="Arial2" style:font-size-complex="10pt" style:font-weight-complex="normal"/>
    </style:style>
    <style:style style:name="T42"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3" style:family="text">
      <style:text-properties fo:color="#c00000" style:font-name="Arial2" fo:font-weight="normal" style:font-size-asian="10pt" style:font-weight-asian="normal" style:font-name-complex="Arial2" style:font-size-complex="10pt" style:font-weight-complex="normal"/>
    </style:style>
    <style:style style:name="T44" style:family="text">
      <style:text-properties fo:color="#c00000" style:font-name-complex="Arial2"/>
    </style:style>
    <style:style style:name="T45" style:family="text">
      <style:text-properties fo:color="#c00000" style:font-name-asian="Monospace" style:font-name-complex="Arial2"/>
    </style:style>
    <style:style style:name="T46" style:family="text">
      <style:text-properties fo:color="#0000c0"/>
    </style:style>
    <style:style style:name="T47" style:family="text">
      <style:text-properties fo:color="#0000c0" style:font-name="Arial2" style:font-size-asian="10pt" style:font-name-complex="Arial2" style:font-size-complex="10pt"/>
    </style:style>
    <style:style style:name="T48" style:family="text">
      <style:text-properties fo:color="#0000c0" style:font-name="Arial2" fo:font-size="10pt" style:font-size-asian="10pt" style:font-name-complex="Arial2" style:font-size-complex="10pt"/>
    </style:style>
    <style:style style:name="T49" style:family="text">
      <style:text-properties fo:color="#0000c0" style:font-name="Arial2" fo:font-size="10pt" style:text-underline-style="none"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size="4pt" style:text-underline-style="none" style:font-size-asian="4pt" style:font-name-complex="Arial2" style:font-size-complex="4pt"/>
    </style:style>
    <style:style style:name="T52" style:family="text">
      <style:text-properties fo:color="#0000c0" style:font-name="Arial2" fo:font-weight="normal" style:font-size-asian="10pt" style:font-weight-asian="normal" style:font-name-complex="Arial2" style:font-size-complex="10pt" style:font-weight-complex="normal"/>
    </style:style>
    <style:style style:name="T53" style:family="text">
      <style:text-properties fo:color="#0000c0" style:font-name="Arial2" fo:font-size="8pt" style:font-size-asian="8pt" style:font-name-complex="Arial2" style:font-size-complex="8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name-asian="Arial2" style:font-weight-asian="bold" style:font-name-complex="Arial2" style:font-weight-complex="bold"/>
    </style:style>
    <style:style style:name="T57" style:family="text">
      <style:text-properties fo:font-weight="bold" style:font-weight-asian="normal" style:font-weight-complex="normal"/>
    </style:style>
    <style:style style:name="T58" style:family="text">
      <style:text-properties style:font-name="Arial2"/>
    </style:style>
    <style:style style:name="T59" style:family="text">
      <style:text-properties style:font-name="Arial2" fo:font-size="10pt" style:font-size-asian="10pt" style:font-size-complex="10pt"/>
    </style:style>
    <style:style style:name="T60" style:family="text">
      <style:text-properties style:font-name="Arial2" fo:font-size="10pt" style:font-size-asian="10pt" style:font-name-complex="Arial2" style:font-size-complex="10pt"/>
    </style:style>
    <style:style style:name="T61" style:family="text">
      <style:text-properties style:font-name="Arial2" fo:font-size="10pt" fo:font-style="italic" style:font-size-asian="10pt" style:font-style-asian="italic" style:font-size-complex="10pt" style:font-style-complex="italic"/>
    </style:style>
    <style:style style:name="T6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style:font-size-asian="10pt" style:font-style-asian="normal" style:font-size-complex="10pt" style:font-style-complex="normal"/>
    </style:style>
    <style:style style:name="T6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7" style:family="text">
      <style:text-properties style:font-name="Arial2" fo:font-size="10pt" fo:font-style="normal" fo:font-weight="bold" style:font-size-asian="10pt" style:font-style-asian="normal" style:font-size-complex="10pt" style:font-style-complex="normal"/>
    </style:style>
    <style:style style:name="T68" style:family="text">
      <style:text-properties style:font-name="Arial2" fo:font-size="10pt" fo:font-style="normal" fo:font-weight="bold" style:font-size-asian="10pt" style:font-weight-asian="normal" style:font-size-complex="10pt" style:font-weight-complex="normal"/>
    </style:style>
    <style:style style:name="T69" style:family="text">
      <style:text-properties style:font-name="Arial2" fo:font-size="10pt" fo:font-weight="normal" style:font-size-asian="10pt" style:font-weight-asian="normal" style:font-size-complex="10pt" style:font-weight-complex="normal"/>
    </style:style>
    <style:style style:name="T70" style:family="text">
      <style:text-properties style:font-name="Arial2" fo:font-size="10pt" fo:font-weight="normal" style:font-size-asian="10pt" style:font-weight-asian="bold" style:font-size-complex="10pt" style:font-weight-complex="bold"/>
    </style:style>
    <style:style style:name="T7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6"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Tahoma"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2" svg:width="1.5213in" svg:height="0.4343in" draw:transform="rotate (-0.523598775599386) translate (6.46736111111111in -0.102083333333333in)" draw:corner-radius="0.0783in"><text:p text:style-name="P181"><text:span text:style-name="T154">DRAFT</text:span></text:p></draw:rect><draw:rect text:anchor-type="paragraph" draw:z-index="0" draw:style-name="gr1" draw:text-style-name="P181"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3"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50" text:outline-level="1"><text:a xlink:type="simple" xlink:href="#__RefHeading__15221_972012461" text:style-name="Internet_20_link" text:visited-style-name="Internet_20_link">1 <text:s/><text:tab/>Introduction<text:tab/>4</text:a></text:h>
          <text:h text:style-name="P150" text:outline-level="1"><text:a xlink:type="simple" xlink:href="#__RefHeading__249846_2109382754" text:style-name="Internet_20_link" text:visited-style-name="Internet_20_link">2 <text:s/><text:tab/>Core Functionality<text:tab/>4</text:a></text:h>
          <text:p text:style-name="P149"><text:a xlink:type="simple" xlink:href="#__RefHeading__15223_972012461" text:style-name="Internet_20_link" text:visited-style-name="Internet_20_link">2.1<text:tab/>Architecture<text:tab/>4</text:a></text:p>
          <text:p text:style-name="P149"><text:a xlink:type="simple" xlink:href="#__RefHeading__15225_972012461" text:style-name="Internet_20_link" text:visited-style-name="Internet_20_link">2.2<text:tab/>Provisioning API<text:tab/>4</text:a></text:p>
          <text:p text:style-name="P149"><text:a xlink:type="simple" xlink:href="#__RefHeading__15229_972012461" text:style-name="Internet_20_link" text:visited-style-name="Internet_20_link">2.3<text:tab/>User API<text:tab/>5</text:a></text:p>
          <text:p text:style-name="P149"><text:a xlink:type="simple" xlink:href="#__RefHeading__15231_972012461" text:style-name="Internet_20_link" text:visited-style-name="Internet_20_link">2.4<text:tab/>Security Model<text:tab/>5</text:a></text:p>
          <text:p text:style-name="P149"><text:a xlink:type="simple" xlink:href="#__RefHeading__15233_972012461" text:style-name="Internet_20_link" text:visited-style-name="Internet_20_link">2.5<text:tab/>Transaction Based Operation<text:tab/>5</text:a></text:p>
          <text:p text:style-name="P149"><text:a xlink:type="simple" xlink:href="#__RefHeading__32884_823033893" text:style-name="Internet_20_link" text:visited-style-name="Internet_20_link">2.6<text:tab/>Privacy Enabled Provisioning<text:tab/>6</text:a></text:p>
          <text:p text:style-name="P149"><text:a xlink:type="simple" xlink:href="#__RefHeading__16753_976989119" text:style-name="Internet_20_link" text:visited-style-name="Internet_20_link">2.7<text:tab/>Device ID<text:tab/>6</text:a></text:p>
          <text:p text:style-name="P149"><text:a xlink:type="simple" xlink:href="#__RefHeading__177013_2109382754" text:style-name="Internet_20_link" text:visited-style-name="Internet_20_link">2.8<text:tab/>Backward Compatibility<text:tab/>6</text:a></text:p>
          <text:h text:style-name="P150" text:outline-level="1"><text:a xlink:type="simple" xlink:href="#__RefHeading__15235_972012461" text:style-name="Internet_20_link" text:visited-style-name="Internet_20_link">3 <text:s/><text:tab/>Objects<text:tab/>7</text:a></text:h>
          <text:p text:style-name="P149"><text:a xlink:type="simple" xlink:href="#__RefHeading__15237_972012461" text:style-name="Internet_20_link" text:visited-style-name="Internet_20_link">3.1<text:tab/>Key Entries<text:tab/>7</text:a></text:p>
          <text:p text:style-name="P149"><text:a xlink:type="simple" xlink:href="#__RefHeading__15239_972012461" text:style-name="Internet_20_link" text:visited-style-name="Internet_20_link">3.2<text:tab/>PIN and PUK Objects<text:tab/>8</text:a></text:p>
          <text:p text:style-name="P149"><text:a xlink:type="simple" xlink:href="#__RefHeading__15241_972012461" text:style-name="Internet_20_link" text:visited-style-name="Internet_20_link">3.3<text:tab/>Provisioning Objects<text:tab/>8</text:a></text:p>
          <text:h text:style-name="P150" text:outline-level="1"><text:a xlink:type="simple" xlink:href="#__RefHeading__15243_972012461" text:style-name="Internet_20_link" text:visited-style-name="Internet_20_link">4 <text:s/><text:tab/>Algorithm Support<text:tab/>9</text:a></text:h>
          <text:p text:style-name="P149"><text:a xlink:type="simple" xlink:href="#__RefHeading__117184_1298926316" text:style-name="Internet_20_link" text:visited-style-name="Internet_20_link">4.1<text:tab/>Mandatory Algorithms<text:tab/>9</text:a></text:p>
          <text:p text:style-name="P149"><text:a xlink:type="simple" xlink:href="#__RefHeading__117186_1298926316" text:style-name="Internet_20_link" text:visited-style-name="Internet_20_link">4.2<text:tab/>Special Algorithms<text:tab/>10</text:a></text:p>
          <text:p text:style-name="P149"><text:a xlink:type="simple" xlink:href="#__RefHeading__117188_1298926316" text:style-name="Internet_20_link" text:visited-style-name="Internet_20_link">4.3<text:tab/>Optional Algorithms<text:tab/>10</text:a></text:p>
          <text:h text:style-name="P150" text:outline-level="1"><text:a xlink:type="simple" xlink:href="#__RefHeading__15245_972012461" text:style-name="Internet_20_link" text:visited-style-name="Internet_20_link">5 <text:s/><text:tab/>Protection Attributes<text:tab/>11</text:a></text:h>
          <text:p text:style-name="P149"><text:a xlink:type="simple" xlink:href="#__RefHeading__15247_972012461" text:style-name="Internet_20_link" text:visited-style-name="Internet_20_link">5.1<text:tab/>Export Protection<text:tab/>11</text:a></text:p>
          <text:p text:style-name="P149"><text:a xlink:type="simple" xlink:href="#__RefHeading__15249_972012461" text:style-name="Internet_20_link" text:visited-style-name="Internet_20_link">5.2<text:tab/>Delete Protection<text:tab/>11</text:a></text:p>
          <text:p text:style-name="P149"><text:a xlink:type="simple" xlink:href="#__RefHeading__513763_1828343271" text:style-name="Internet_20_link" text:visited-style-name="Internet_20_link">5.3<text:tab/>Biometric Protection<text:tab/>11</text:a></text:p>
          <text:p text:style-name="P149"><text:a xlink:type="simple" xlink:href="#__RefHeading__15251_972012461" text:style-name="Internet_20_link" text:visited-style-name="Internet_20_link">5.4<text:tab/>PIN Input Methods<text:tab/>12</text:a></text:p>
          <text:p text:style-name="P149"><text:a xlink:type="simple" xlink:href="#__RefHeading__15253_972012461" text:style-name="Internet_20_link" text:visited-style-name="Internet_20_link">5.5<text:tab/>PIN Patterns<text:tab/>12</text:a></text:p>
          <text:p text:style-name="P149"><text:a xlink:type="simple" xlink:href="#__RefHeading__15255_972012461" text:style-name="Internet_20_link" text:visited-style-name="Internet_20_link">5.6<text:tab/>PIN and PUK Formats<text:tab/>12</text:a></text:p>
          <text:p text:style-name="P149"><text:a xlink:type="simple" xlink:href="#__RefHeading__15257_972012461" text:style-name="Internet_20_link" text:visited-style-name="Internet_20_link">5.7<text:tab/>PIN Grouping<text:tab/>13</text:a></text:p>
          <text:p text:style-name="P149"><text:a xlink:type="simple" xlink:href="#__RefHeading__15259_972012461" text:style-name="Internet_20_link" text:visited-style-name="Internet_20_link">5.8<text:tab/>Application Usage<text:tab/>13</text:a></text:p>
          <text:h text:style-name="P150" text:outline-level="1"><text:a xlink:type="simple" xlink:href="#__RefHeading__797652_2146041088" text:style-name="Internet_20_link" text:visited-style-name="Internet_20_link">6 <text:s/><text:tab/>Session Security Mechanisms<text:tab/>14</text:a></text:h>
          <text:p text:style-name="P149"><text:a xlink:type="simple" xlink:href="#__RefHeading__15339_972012461" text:style-name="Internet_20_link" text:visited-style-name="Internet_20_link">6.1<text:tab/>Encrypted Data<text:tab/>14</text:a></text:p>
          <text:p text:style-name="P149"><text:a xlink:type="simple" xlink:href="#__RefHeading__15341_972012461" text:style-name="Internet_20_link" text:visited-style-name="Internet_20_link">6.2<text:tab/>MAC Operations<text:tab/>14</text:a></text:p>
          <text:p text:style-name="P149"><text:a xlink:type="simple" xlink:href="#__RefHeading__15343_972012461" text:style-name="Internet_20_link" text:visited-style-name="Internet_20_link">6.3<text:tab/>Attestations<text:tab/>14</text:a></text:p>
          <text:p text:style-name="P149"><text:a xlink:type="simple" xlink:href="#__RefHeading__15345_972012461" text:style-name="Internet_20_link" text:visited-style-name="Internet_20_link">6.4<text:tab/>Target Key Reference<text:tab/>14</text:a></text:p>
          <text:h text:style-name="P150" text:outline-level="1"><text:a xlink:type="simple" xlink:href="#__RefHeading__135131_2109382754" text:style-name="Internet_20_link" text:visited-style-name="Internet_20_link">7 <text:s/><text:tab/>Detailed Operation<text:tab/>15</text:a></text:h>
          <text:p text:style-name="P149"><text:a xlink:type="simple" xlink:href="#__RefHeading__15263_972012461" text:style-name="Internet_20_link" text:visited-style-name="Internet_20_link">7.1<text:tab/>Data Types<text:tab/>15</text:a></text:p>
          <text:p text:style-name="P149"><text:a xlink:type="simple" xlink:href="#__RefHeading__15267_972012461" text:style-name="Internet_20_link" text:visited-style-name="Internet_20_link">7.2<text:tab/>Return Values<text:tab/>16</text:a></text:p>
          <text:p text:style-name="P149"><text:a xlink:type="simple" xlink:href="#__RefHeading__15269_972012461" text:style-name="Internet_20_link" text:visited-style-name="Internet_20_link">7.3<text:tab/>Error Codes<text:tab/>16</text:a></text:p>
          <text:p text:style-name="P149"><text:a xlink:type="simple" xlink:href="#__RefHeading__135133_2109382754" text:style-name="Internet_20_link" text:visited-style-name="Internet_20_link">7.4<text:tab/>Method List<text:tab/>16</text:a></text:p>
          <text:p text:style-name="P151"><text:a xlink:type="simple" xlink:href="#__RefHeading__15271_972012461" text:style-name="Internet_20_link" text:visited-style-name="Internet_20_link">getDeviceInfo [1]<text:tab/>17</text:a></text:p>
          <text:p text:style-name="P151"><text:a xlink:type="simple" xlink:href="#__RefHeading__15273_972012461" text:style-name="Internet_20_link" text:visited-style-name="Internet_20_link">createProvisioningSession [2]<text:tab/>19</text:a></text:p>
          <text:p text:style-name="P151"><text:a xlink:type="simple" xlink:href="#__RefHeading__15275_972012461" text:style-name="Internet_20_link" text:visited-style-name="Internet_20_link">closeProvisioningSession [3]<text:tab/>25</text:a></text:p>
          <text:p text:style-name="P151"><text:soft-page-break/><text:a xlink:type="simple" xlink:href="#__RefHeading__15277_972012461" text:style-name="Internet_20_link" text:visited-style-name="Internet_20_link">enumerateProvisioningSessions [4]<text:tab/>26</text:a></text:p>
          <text:p text:style-name="P151"><text:a xlink:type="simple" xlink:href="#__RefHeading__15279_972012461" text:style-name="Internet_20_link" text:visited-style-name="Internet_20_link">abortProvisioningSession [5]<text:tab/>27</text:a></text:p>
          <text:p text:style-name="P151"><text:a xlink:type="simple" xlink:href="#__RefHeading__15281_972012461" text:style-name="Internet_20_link" text:visited-style-name="Internet_20_link">signProvisioningSessionData [6]<text:tab/>28</text:a></text:p>
          <text:p text:style-name="P151"><text:a xlink:type="simple" xlink:href="#__RefHeading__15283_972012461" text:style-name="Internet_20_link" text:visited-style-name="Internet_20_link">createPUKPolicy [7]<text:tab/>29</text:a></text:p>
          <text:p text:style-name="P151"><text:a xlink:type="simple" xlink:href="#__RefHeading__15285_972012461" text:style-name="Internet_20_link" text:visited-style-name="Internet_20_link">createPINPolicy [8]<text:tab/>30</text:a></text:p>
          <text:p text:style-name="P151"><text:a xlink:type="simple" xlink:href="#__RefHeading__15287_972012461" text:style-name="Internet_20_link" text:visited-style-name="Internet_20_link">createKeyEntry [9]<text:tab/>31</text:a></text:p>
          <text:p text:style-name="P151"><text:a xlink:type="simple" xlink:href="#__RefHeading__15289_972012461" text:style-name="Internet_20_link" text:visited-style-name="Internet_20_link">getKeyHandle [10]<text:tab/>35</text:a></text:p>
          <text:p text:style-name="P151"><text:a xlink:type="simple" xlink:href="#__RefHeading__15291_972012461" text:style-name="Internet_20_link" text:visited-style-name="Internet_20_link">setCertificatePath [11]<text:tab/>36</text:a></text:p>
          <text:p text:style-name="P151"><text:a xlink:type="simple" xlink:href="#__RefHeading__15293_972012461" text:style-name="Internet_20_link" text:visited-style-name="Internet_20_link">importSymmetricKey [12]<text:tab/>38</text:a></text:p>
          <text:p text:style-name="P151"><text:a xlink:type="simple" xlink:href="#__RefHeading__721490_1828343271" text:style-name="Internet_20_link" text:visited-style-name="Internet_20_link">importPrivateKey [13]<text:tab/>40</text:a></text:p>
          <text:p text:style-name="P151"><text:a xlink:type="simple" xlink:href="#__RefHeading__15295_972012461" text:style-name="Internet_20_link" text:visited-style-name="Internet_20_link">addExtension [14]<text:tab/>41</text:a></text:p>
          <text:p text:style-name="P151"><text:a xlink:type="simple" xlink:href="#__RefHeading__15299_972012461" text:style-name="Internet_20_link" text:visited-style-name="Internet_20_link">postDeleteKey [50]<text:tab/>44</text:a></text:p>
          <text:p text:style-name="P151"><text:a xlink:type="simple" xlink:href="#__RefHeading__15301_972012461" text:style-name="Internet_20_link" text:visited-style-name="Internet_20_link">postUnlockKey [51]<text:tab/>46</text:a></text:p>
          <text:p text:style-name="P151"><text:a xlink:type="simple" xlink:href="#__RefHeading__15303_972012461" text:style-name="Internet_20_link" text:visited-style-name="Internet_20_link">postUpdateKey [52]<text:tab/>47</text:a></text:p>
          <text:p text:style-name="P151"><text:a xlink:type="simple" xlink:href="#__RefHeading__15305_972012461" text:style-name="Internet_20_link" text:visited-style-name="Internet_20_link">postCloneKeyProtection [53]<text:tab/>48</text:a></text:p>
          <text:p text:style-name="P151"><text:a xlink:type="simple" xlink:href="#__RefHeading__15307_972012461" text:style-name="Internet_20_link" text:visited-style-name="Internet_20_link">enumerateKeys [70]<text:tab/>49</text:a></text:p>
          <text:p text:style-name="P151"><text:a xlink:type="simple" xlink:href="#__RefHeading__15309_972012461" text:style-name="Internet_20_link" text:visited-style-name="Internet_20_link">getKeyAttributes [71]<text:tab/>50</text:a></text:p>
          <text:p text:style-name="P151"><text:a xlink:type="simple" xlink:href="#__RefHeading__15311_972012461" text:style-name="Internet_20_link" text:visited-style-name="Internet_20_link">getKeyProtectionInfo [72]<text:tab/>51</text:a></text:p>
          <text:p text:style-name="P151"><text:a xlink:type="simple" xlink:href="#__RefHeading__15313_972012461" text:style-name="Internet_20_link" text:visited-style-name="Internet_20_link">getExtension [73]<text:tab/>53</text:a></text:p>
          <text:p text:style-name="P151"><text:a xlink:type="simple" xlink:href="#__RefHeading__15315_972012461" text:style-name="Internet_20_link" text:visited-style-name="Internet_20_link">setProperty [74]<text:tab/>54</text:a></text:p>
          <text:p text:style-name="P151"><text:a xlink:type="simple" xlink:href="#__RefHeading__15317_972012461" text:style-name="Internet_20_link" text:visited-style-name="Internet_20_link">deleteKey [80]<text:tab/>55</text:a></text:p>
          <text:p text:style-name="P151"><text:a xlink:type="simple" xlink:href="#__RefHeading__15319_972012461" text:style-name="Internet_20_link" text:visited-style-name="Internet_20_link">exportKey [81]<text:tab/>56</text:a></text:p>
          <text:p text:style-name="P151"><text:a xlink:type="simple" xlink:href="#__RefHeading__15321_972012461" text:style-name="Internet_20_link" text:visited-style-name="Internet_20_link">unlockKey [82]<text:tab/>57</text:a></text:p>
          <text:p text:style-name="P151"><text:a xlink:type="simple" xlink:href="#__RefHeading__15323_972012461" text:style-name="Internet_20_link" text:visited-style-name="Internet_20_link">changePIN [83]<text:tab/>58</text:a></text:p>
          <text:p text:style-name="P151"><text:a xlink:type="simple" xlink:href="#__RefHeading__15325_972012461" text:style-name="Internet_20_link" text:visited-style-name="Internet_20_link">setPIN [84]<text:tab/>59</text:a></text:p>
          <text:p text:style-name="P151"><text:a xlink:type="simple" xlink:href="#__RefHeading__685210_1828343271" text:style-name="Internet_20_link" text:visited-style-name="Internet_20_link">updateFirmware [90]<text:tab/>60</text:a></text:p>
          <text:p text:style-name="P151"><text:a xlink:type="simple" xlink:href="#__RefHeading__15327_972012461" text:style-name="Internet_20_link" text:visited-style-name="Internet_20_link">signHashedData [100]<text:tab/>61</text:a></text:p>
          <text:p text:style-name="P151"><text:a xlink:type="simple" xlink:href="#__RefHeading__15329_972012461" text:style-name="Internet_20_link" text:visited-style-name="Internet_20_link">asymmetricKeyDecrypt [101]<text:tab/>62</text:a></text:p>
          <text:p text:style-name="P151"><text:a xlink:type="simple" xlink:href="#__RefHeading__15331_972012461" text:style-name="Internet_20_link" text:visited-style-name="Internet_20_link">keyAgreement [102]<text:tab/>63</text:a></text:p>
          <text:p text:style-name="P151"><text:a xlink:type="simple" xlink:href="#__RefHeading__15333_972012461" text:style-name="Internet_20_link" text:visited-style-name="Internet_20_link">performHMAC [103]<text:tab/>64</text:a></text:p>
          <text:p text:style-name="P151"><text:a xlink:type="simple" xlink:href="#__RefHeading__15335_972012461" text:style-name="Internet_20_link" text:visited-style-name="Internet_20_link">symmetricKeyEncrypt [104]<text:tab/>65</text:a></text:p>
          <text:p text:style-name="P148"><text:a xlink:type="simple" xlink:href="#__RefHeading__207023_2146041088" text:style-name="Internet_20_link" text:visited-style-name="Internet_20_link">Appendix A. <text:tab/>KeyGen2 Proxy<text:tab/>66</text:a></text:p>
          <text:p text:style-name="P148"><text:a xlink:type="simple" xlink:href="#__RefHeading__15347_972012461" text:style-name="Internet_20_link" text:visited-style-name="Internet_20_link">Appendix B. <text:tab/>Sample Session<text:tab/>67</text:a></text:p>
          <text:p text:style-name="P148"><text:a xlink:type="simple" xlink:href="#__RefHeading__15349_972012461" text:style-name="Internet_20_link" text:visited-style-name="Internet_20_link">Appendix C. <text:tab/>Reference Implementation<text:tab/>67</text:a></text:p>
          <text:p text:style-name="P148"><text:a xlink:type="simple" xlink:href="#__RefHeading__15351_972012461" text:style-name="Internet_20_link" text:visited-style-name="Internet_20_link">Appendix D. <text:tab/>Remote Key Lookup<text:tab/>68</text:a></text:p>
          <text:p text:style-name="P148"><text:a xlink:type="simple" xlink:href="#__RefHeading__15353_972012461" text:style-name="Internet_20_link" text:visited-style-name="Internet_20_link">Appendix E. <text:tab/>Security Considerations<text:tab/>69</text:a></text:p>
          <text:p text:style-name="P148"><text:a xlink:type="simple" xlink:href="#__RefHeading__15355_972012461" text:style-name="Internet_20_link" text:visited-style-name="Internet_20_link">Appendix F. <text:tab/>Intellectual Property Rights<text:tab/>69</text:a></text:p>
          <text:p text:style-name="P148"><text:a xlink:type="simple" xlink:href="#__RefHeading__15357_972012461" text:style-name="Internet_20_link" text:visited-style-name="Internet_20_link">Appendix G. <text:tab/>References<text:tab/>70</text:a></text:p>
          <text:p text:style-name="P148"><text:a xlink:type="simple" xlink:href="#__RefHeading__15359_972012461" text:style-name="Internet_20_link" text:visited-style-name="Internet_20_link">Appendix H. <text:tab/>Acknowledgments<text:tab/>72</text:a></text:p>
          <text:p text:style-name="P148"><text:a xlink:type="simple" xlink:href="#__RefHeading__15361_972012461" text:style-name="Internet_20_link" text:visited-style-name="Internet_20_link">Appendix I. <text:tab/>Author<text:tab/>72</text:a></text:p>
          <text:p text:style-name="P148"><text:a xlink:type="simple" xlink:href="#__RefHeading__15363_972012461" text:style-name="Internet_20_link" text:visited-style-name="Internet_20_link">Appendix J. <text:tab/>To Do List<text:tab/>7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6"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4">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6"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5">Due to the fact that the “Standard” mode potentially affects the user's privacy, it is </text:span><text:span text:style-name="T146">recommended</text:span><text:span text:style-name="T145">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77"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4"> symmetric key defined by calling </text:span><text:span text:style-name="CrossRef"><text:span text:style-name="T94"><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76"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9">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4">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4">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CrossRef"><text:span text:style-name="T22">.</text:span></text:span></text:p>
      <text:h text:style-name="P177"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54">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9">See </text:span><text:span text:style-name="CrossRef"><text:span text:style-name="T70"><text:reference-ref text:reference-format="text" text:ref-name="xml.encrypt">XML Encryption</text:reference-ref></text:span></text:span>. <text:s/>Note that IV <text:span text:style-name="T55">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9">See </text:span><text:span text:style-name="CrossRef"><text:span text:style-name="T59"><text:reference-ref text:reference-format="text" text:ref-name="fips.197">FIPS 197</text:reference-ref></text:span></text:span>. <text:s text:c="2"/><text:span text:style-name="T59">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4">http://xmlns.webpki.org/keygen2/1.0#algorithm.rsa1024</text:p>
          </table:table-cell>
          <table:table-cell table:style-name="Table34.A4" office:value-type="string">
            <text:p text:style-name="Standard">RSA 1024-bit key</text:p>
          </table:table-cell>
          <table:table-cell table:style-name="Table34.B4" table:number-rows-spanned="2" office:value-type="string">
            <text:p text:style-name="P102"><text:span text:style-name="T2">Implicit exponent:</text:span> 65537</text:p>
          </table:table-cell>
        </table:table-row>
        <table:table-row table:style-name="Table34.2">
          <table:table-cell table:style-name="Table34.A4" office:value-type="string">
            <text:p text:style-name="P94">http://xmlns.webpki.org/keygen2/1.0#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4">http://xmlns.webpki.org/keygen2/1.0#algorithm.ec.p256</text:p>
          </table:table-cell>
          <table:table-cell table:style-name="Table34.A4" office:value-type="string">
            <text:p text:style-name="Standard"><text:reference-mark-start text:name="elliptic.curves"/><text:span text:style-name="T59">Elliptic Curve</text:span><text:reference-mark-end text:name="elliptic.curves"/><text:span text:style-name="T59"> </text:span>“P-256”</text:p>
          </table:table-cell>
          <table:table-cell table:style-name="Table34.B4" office:value-type="string">
            <text:p text:style-name="P102">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not supported by this specification.</text:p>
      <text:h text:style-name="P176"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4">http://xmlns.webpki.org/keygen2/1.0#algorithm.sks.s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4">http://xmlns.webpki.org/keygen2/1.0#algorithm.sks.k1</text:p>
          </table:table-cell>
          <table:table-cell table:style-name="Table111.B2"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7">http://xmlns.webpki.org/keygen2/1.0#algorithm.none</text:p>
          </table:table-cell>
          <table:table-cell table:style-name="Table111.B2"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7">TBD</text:p>
          </table:table-cell>
          <table:table-cell table:style-name="Table122.B2" table:number-columns-spanned="2" office:value-type="string">
            <text:p text:style-name="P87">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1">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1">http://www.w3.org/2001/04/xmlenc#rsa-oaep-mgf1p</text:p>
          </table:table-cell>
          <table:table-cell table:style-name="Table122.A9"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122.C9" office:value-type="string">
            <text:p text:style-name="P33">Decryption mode only</text:p>
          </table:table-cell>
        </table:table-row>
        <table:table-row table:style-name="Table122.2">
          <table:table-cell table:style-name="Table122.A10" table:number-columns-spanned="3" office:value-type="string">
            <text:p text:style-name="P21"/>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4">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8"/>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1">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1">http://www.w3.org/2001/04/xmldsig-more#rsa-sha512</text:p>
          </table:table-cell>
          <table:covered-table-cell/>
          <table:covered-table-cell/>
        </table:table-row>
        <table:table-row table:style-name="Table122.2">
          <table:table-cell table:style-name="Table122.A9" office:value-type="string">
            <text:p text:style-name="P21">http://www.w3.org/2001/04/xmldsig-more#ecdsa-sha1</text:p>
          </table:table-cell>
          <table:covered-table-cell/>
          <table:covered-table-cell/>
        </table:table-row>
        <table:table-row table:style-name="Table122.2">
          <table:table-cell table:style-name="Table122.A9" office:value-type="string">
            <text:p text:style-name="P21">http://www.w3.org/2001/04/xmldsig-more#ecdsa-sha384</text:p>
          </table:table-cell>
          <table:covered-table-cell/>
          <table:covered-table-cell/>
        </table:table-row>
        <table:table-row table:style-name="Table122.2">
          <table:table-cell table:style-name="Table122.A9" office:value-type="string">
            <text:p text:style-name="P21">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4">http://xmlns.webpki.org/keygen2/1.0#algorithm.rsa3072</text:p>
          </table:table-cell>
          <table:table-cell table:style-name="Table122.A9" office:value-type="string">
            <text:p text:style-name="Standard">RSA 3072-bit key</text:p>
          </table:table-cell>
          <table:table-cell table:style-name="Table122.C9" table:number-rows-spanned="2" office:value-type="string">
            <text:p text:style-name="P102"><text:span text:style-name="T2">Implicit exponent:</text:span> 65537</text:p>
          </table:table-cell>
        </table:table-row>
        <table:table-row table:style-name="Table122.2">
          <table:table-cell table:style-name="Table122.A9" office:value-type="string">
            <text:p text:style-name="P94">http://xmlns.webpki.org/keygen2/1.0#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rsa1024.exp</text:p>
          </table:table-cell>
          <table:table-cell table:style-name="Table122.A9" office:value-type="string">
            <text:p text:style-name="Standard">RSA 1024-bit key</text:p>
          </table:table-cell>
          <table:table-cell table:style-name="Table122.C9" table:number-rows-spanned="4" office:value-type="string">
            <text:p text:style-name="P97">Variable exponent</text:p>
            <text:p text:style-name="P97"/>
            <text:p text:style-name="P11"><text:span text:style-name="T94">See </text:span><text:span text:style-name="CrossRef"><text:span text:style-name="T94"><text:reference-ref text:reference-format="text" text:ref-name="key.param">KeyParameters</text:reference-ref></text:span></text:span></text:p>
          </table:table-cell>
        </table:table-row>
        <table:table-row table:style-name="Table122.2">
          <table:table-cell table:style-name="Table122.A9" office:value-type="string">
            <text:p text:style-name="P94">http://xmlns.webpki.org/keygen2/1.0#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4">http://xmlns.webpki.org/keygen2/1.0#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4">http://xmlns.webpki.org/keygen2/1.0#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ec.p192</text:p>
          </table:table-cell>
          <table:table-cell table:style-name="Table122.A9" office:value-type="string">
            <text:p text:style-name="Standard"><text:span text:style-name="T59">Elliptic Curve </text:span>“P-192” </text:p>
          </table:table-cell>
          <table:table-cell table:style-name="Table122.C9" table:number-rows-spanned="2" office:value-type="string">
            <text:p text:style-name="P102">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4">http://xmlns.webpki.org/keygen2/1.0#algorithm.ec.p384</text:p>
          </table:table-cell>
          <table:table-cell table:style-name="Table122.A9" office:value-type="string">
            <text:p text:style-name="Standard"><text:span text:style-name="T59">Elliptic Curve </text:span>“P-384” </text:p>
          </table:table-cell>
          <table:covered-table-cell/>
        </table:table-row>
      </table:table>
      <text:p text:style-name="Standard"/>
      <text:p text:style-name="Standard"/>
      <text:h text:style-name="P178"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4">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4">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5">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4">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4">must not</text:span> be deleted</text:p>
          </table:table-cell>
        </table:table-row>
      </table:table>
      <text:p text:style-name="P42"/>
      <text:p text:style-name="P50"><text:span text:style-name="T84">Also see </text:span><text:span text:style-name="CrossRef"><text:reference-ref text:reference-format="text" text:ref-name="deletekey">deleteKey</text:reference-ref></text:span><text:span text:style-name="T84">.</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4"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1"><text:reference-ref text:reference-format="text" text:ref-name="user.api">User API</text:reference-ref></text:span></text:span><text:span text:style-name="T5"> methods like </text:span><text:span text:style-name="CrossRef"><text:span text:style-name="T141"><text:reference-ref text:reference-format="text" text:ref-name="signdata">signHashedData</text:reference-ref></text:span></text:span><text:span text:style-name="T5">.</text:span></text:p>
      <text:p text:style-name="P50"/>
      <text:h text:style-name="P17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4">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4">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4">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4">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8">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9">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4">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4">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4">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4">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4">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5">recommended</text:span><text:span text:style-name="T102">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77"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 and </text:span><text:span text:style-name="CrossRef"><text:span text:style-name="T94"><text:reference-ref text:reference-format="text" text:ref-name="sign.prov.sess.data">signProvisioningSessionData</text:reference-ref></text:span></text:span><text:span text:style-name="T76">.</text:span></text:p>
      <text:p text:style-name="Text_20_body"><text:span text:style-name="T76">Note that all elements featured in the following definitions </text:span><text:span text:style-name="T79">must</text:span><text:span text:style-name="T76"> be supplied “as is” </text:span><text:span text:style-name="T81">without</text:span><text:span text:style-name="T76"> length indicators, with the </text:span><text:span text:style-name="T81">Data</text:span><text:span text:style-name="T76"> argument of </text:span><text:span text:style-name="CrossRef"><text:span text:style-name="T94"><text:reference-ref text:reference-format="text" text:ref-name="MACOperations">MAC Operations</text:reference-ref></text:span></text:span><text:span text:style-name="T76"> as the only exception.</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4">must</text:span> only be used with the <text:span text:style-name="CrossRef"><text:reference-ref text:reference-format="text" text:ref-name="AES256-CBC">AES256-CBC</text:reference-ref></text:span> algorithm. <text:s/>Note that the IV (Initialization Vector) <text:span text:style-name="T54">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8"> || </text:span><text:span text:style-name="T81">MethodName</text:span><text:span text:style-name="T58"> || </text:span><text:span text:style-name="CrossRef"><text:reference-ref text:reference-format="text" text:ref-name="mac.seq.cnt">MACSequenceCounter</text:reference-ref></text:span><text:span text:style-name="T58">, </text:span><text:span text:style-name="T81">Data</text:span><text:span text:style-name="T58">)</text:span></text:p>
      <text:p text:style-name="Text_20_body"><text:span text:style-name="T81">MethodName</text:span><text:span text:style-name="T58"> is the string literal of the target method like </text:span><text:span text:style-name="T105">"closeProvisioningSession"</text:span><text:span text:style-name="T58">,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7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3">the </text:span><text:span text:style-name="CrossRef"><text:span text:style-name="T94"><text:reference-ref text:reference-format="text" text:ref-name="key.mgr.key">KeyManagementKey</text:reference-ref></text:span></text:span><text:span text:style-name="T63">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3">) according to the following:</text:span></text:p>
      <text:p text:style-name="P80"><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4">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26701301" text:style-name="L1">
        <text:list-item>
          <text:p text:style-name="P152"><text:span text:style-name="T62">Sign</text:span><text:span text:style-name="T63"> </text:span><text:span text:style-name="T65">must</text:span><text:span text:style-name="T63"> use an </text:span><text:span text:style-name="CrossRef"><text:span text:style-name="T94"><text:reference-ref text:reference-format="text" text:ref-name="pkcs1">PKCS #1</text:reference-ref></text:span></text:span><text:span text:style-name="T63"> RSASSA signature for RSA keys and </text:span><text:span text:style-name="CrossRef"><text:span text:style-name="T94"><text:reference-ref text:reference-format="text" text:ref-name="ECDSA">ECDSA</text:reference-ref></text:span></text:span><text:span text:style-name="T63"> for EC keys with the </text:span><text:span text:style-name="T62">private key</text:span><text:span text:style-name="T63"> associated with </text:span><text:span text:style-name="T108">KeyManagementKey</text:span><text:span text:style-name="T63">, and utilizing </text:span><text:span text:style-name="CrossRef"><text:span text:style-name="T94"><text:reference-ref text:reference-format="text" text:ref-name="SHA256">SHA256</text:reference-ref></text:span></text:span><text:span text:style-name="T63"> as hash function</text:span></text:p>
        </text:list-item>
        <text:list-item>
          <text:p text:style-name="P152">An SKS <text:span text:style-name="T65">must</text:span><text:span text:style-name="T63"> verify that the signature validates with respect to the </text:span><text:span text:style-name="T62">public key</text:span><text:span text:style-name="T63"> (</text:span><text:span text:style-name="T108">KeyManagementKey</text:span><text:span text:style-name="T63">) as well as checking that </text:span><text:span text:style-name="CrossRef"><text:span text:style-name="T94"><text:reference-ref text:reference-format="text" text:ref-name="eecert">End-Entity Certificate</text:reference-ref></text:span></text:span><text:span text:style-name="T63"> matches </text:span><text:span text:style-name="T108">TargetKeyHandle</text:span></text:p>
        </text:list-item>
        <text:list-item>
          <text:p text:style-name="P152"><text:span text:style-name="T63">If a </text:span><text:span text:style-name="CrossRef"><text:span text:style-name="T94"><text:reference-ref text:reference-format="text" text:ref-name="key.mgr.key">KeyManagementKey</text:reference-ref></text:span></text:span><text:span text:style-name="T63"> is not present in the target key's provisioning object, the key is considered “not updatable” and the provisioning session </text:span><text:span text:style-name="T65">must</text:span><text:span text:style-name="T63"> be aborted</text:span></text:p>
        </text:list-item>
        <text:list-item>
          <text:p text:style-name="P152"><text:span text:style-name="T63">The provisioning session </text:span><text:span text:style-name="T65">must</text:span><text:span text:style-name="T63"> be aborted if the </text:span><text:span text:style-name="CrossRef"><text:span text:style-name="T94"><text:reference-ref text:reference-format="text" text:ref-name="privacy.enabled">PrivacyEnabled</text:reference-ref></text:span></text:span><text:span text:style-name="T63"> flag differs between the original and the updating session.</text:span></text:p>
        </text:list-item>
      </text:list>
      <text:h text:style-name="P177"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5">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text:span text:style-name="CrossRef"><text:reference-ref text:reference-format="text" text:ref-name="URI">URI</text:reference-ref></text:span> string which <text:span text:style-name="T55">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string with arbitrary content</text:p>
          </table:table-cell>
        </table:table-row>
      </table:table>
      <text:p text:style-name="Text_20_body"/>
      <text:p text:style-name="Text_20_body">If an array is followed by a number in brackets (byte[32]) it means that the array <text:span text:style-name="T54">must</text:span> be exactly of that length.</text:p>
      <text:p text:style-name="Text_20_body">Variables and literals that represent textual data <text:span text:style-name="T54">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9">byte[</text:span><text:span text:style-name="T86"> </text:span><text:span text:style-name="T59">].</text:span></text:p>
      <text:p text:style-name="Text_20_body"><text:span text:style-name="T59">Note that length indicators are only applicable to </text:span><text:span text:style-name="T61">array objects</text:span><text:span text:style-name="T59"> when included in MAC operations, or when they are serialized.</text:span></text:p>
      <text:h text:style-name="P176"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4">must not</text:span> be read as they are not supposed to be available. <text:s/>Instead there <text:span text:style-name="T55">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102">This section provides a list of the SKS methods. <text:s/>The number in square brackets denotes the </text:span><text:span text:style-name="T3">decimal value</text:span><text:span text:style-name="T102"> used to identify the method in a call. <text:s/>Method calls are formatted as strings of bytes where the first byte holds the method ID and the succeeding bytes the applicable argument data. <text:s/></text:span><text:span text:style-name="CrossRef"><text:span text:style-name="T104"><text:reference-ref text:reference-format="text" text:ref-name="user.api">User API</text:reference-ref></text:span></text:span><text:span text:style-name="T102"> methods have method IDs <text:s/></text:span>≥ 100.<text:line-break/></text:p>
      <table:table table:name="Table120" table:style-name="Table120">
        <table:table-column table:style-name="Table120.A"/>
        <table:table-row>
          <table:table-cell table:style-name="Table120.A1" office:value-type="string">
            <text:p text:style-name="P147"><text:span text:style-name="T145">Note: The described API is adapted for an SKS using low-level byte-streams for communication. <text:s/>However, the SKS design is equally applicable to API schemes using high-level objects and exceptions. <text:s/>The only thing that </text:span><text:span text:style-name="T54">must</text:span><text:span text:style-name="T145"> remain intact are the cryptographic operations including how objects are represented in MACs.</text:span></text:p>
          </table:table-cell>
        </table:table-row>
      </table:table>
      <text:p text:style-name="Text_20_body"/>
      <text:p text:style-name="P137"/>
      <text:p text:style-name="P139">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7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3"> </text:span><text:span text:style-name="T61">repeated </text:span><text:span text:style-name="T64">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9">Maximum size of </text:span><text:span text:style-name="CrossRef"><text:span text:style-name="T59"><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 actual SKS </text:span><text:span text:style-name="CrossRef"><text:reference-ref text:reference-format="text" text:ref-name="devcert">Device Certificate</text:reference-ref></text:span><text:span text:style-name="T69">. <text:s/>The</text:span><text:span text:style-name="T120"> path </text:span><text:span text:style-name="T69">does though not have to be complete (include all upper-level CAs).</text:span></text:p>
      <text:p text:style-name="Text_20_body">A compliant SKS <text:span text:style-name="T54">must</text:span> support <text:span text:style-name="CrossRef"><text:span text:style-name="T59"><text:reference-ref text:reference-format="text" text:ref-name="extensiondata">ExtensionData</text:reference-ref></text:span></text:span> objects with a size of at least 65536 bytes.</text:p>
      <text:p text:style-name="Text_20_body">A compliant SKS <text:span text:style-name="T54">must</text:span> support a <text:reference-mark-start text:name="cryptodatasize"/><text:span text:style-name="T111">CryptoDataSize</text:span><text:reference-mark-end text:name="cryptodatasize"/> of at least 16384 bytes.</text:p>
      <text:p text:style-name="P42"/>
      <text:p text:style-name="P105"/>
      <text:p text:style-name="P42"/>
      <text:p text:style-name="P42"/>
      <text:p text:style-name="P110">Continued on the next page...</text:p>
      <text:p text:style-name="P111"><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7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5">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4">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9">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8"> </text:span><text:span text:style-name="T105">SessionKey</text:span><text:span text:style-name="T58">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6695371" text:style-name="L2">
              <text:list-item>
                <text:p text:style-name="P161">Generate a for this SKS <text:span text:style-name="T2">unique</text:span> <text:span text:style-name="T105">ClientSessionID</text:span></text:p>
              </text:list-item>
              <text:list-item>
                <text:p text:style-name="P154">Output <text:span text:style-name="T105">ClientSessionID</text:span></text:p>
              </text:list-item>
              <text:list-item>
                <text:p text:style-name="P154">Generate an <text:span text:style-name="T2">ephemeral</text:span> ECDH key-pair <text:span text:style-name="T105">EKP</text:span> using <text:span text:style-name="T2">the same named curve</text:span> as <text:span text:style-name="T105">ServerEphemeralKey</text:span></text:p>
              </text:list-item>
              <text:list-item>
                <text:p text:style-name="P153">Output <text:span text:style-name="T111">ClientEphemeralKey</text:span> = <text:span text:style-name="T113">EKP.PublicKey</text:span></text:p>
              </text:list-item>
              <text:list-item>
                <text:p text:style-name="P154">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55">Define internal variable: byte[32] <text:reference-mark-start text:name="sess.key"/><text:span text:style-name="T105">SessionKey</text:span><text:reference-mark-end text:name="sess.key"/></text:p>
              </text:list-item>
              <text:list-item>
                <text:p text:style-name="P156">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57"><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64">Define internal variable: short <text:reference-mark-start text:name="mac.seq.cnt"/><text:span text:style-name="T105">MACSequenceCounter</text:span><text:reference-mark-end text:name="mac.seq.cnt"/> and set it to <text:span text:style-name="T2">zero</text:span></text:p>
              </text:list-item>
              <text:list-item>
                <text:p text:style-name="P164"><text:span text:style-name="T58">Store </text:span><text:span text:style-name="T105">SessionKey</text:span><text:span text:style-name="T58">, </text:span><text:span text:style-name="T105">Algorithm</text:span><text:span text:style-name="T58">, </text:span><text:span text:style-name="T105">PrivacyEnabled</text:span><text:span text:style-name="T58">, </text:span><text:span text:style-name="T105">MACSequenceCounter</text:span><text:span text:style-name="T58">, </text:span><text:span text:style-name="T105">ClientSessionID</text:span><text:span text:style-name="T58">, </text:span><text:span text:style-name="T105">ServerSessionID</text:span><text:span text:style-name="T58">, </text:span><text:span text:style-name="T105">IssuerURI</text:span><text:span text:style-name="T58">, </text:span><text:span text:style-name="T105">KeyManagementKey</text:span><text:span text:style-name="T58">, </text:span><text:span text:style-name="T111">ClientTime</text:span><text:span text:style-name="T58">, </text:span><text:span text:style-name="T105">SessionLifeTime</text:span><text:span text:style-name="T58"> and </text:span><text:span text:style-name="T105">SessionKeyLimit</text:span><text:span text:style-name="T58"> in the </text:span><text:span text:style-name="CrossRef"><text:reference-ref text:reference-format="text" text:ref-name="cred.db">Credential Database</text:reference-ref></text:span><text:span text:style-name="CrossRef"> </text:span><text:span text:style-name="T58">and return a handle to the database entry in </text:span><text:span text:style-name="T105">ProvisioningHandle</text:span></text:p>
              </text:list-item>
              <text:list-item>
                <text:p text:style-name="P165">Output <text:span text:style-name="T105">ProvisioningHandle</text:span></text:p>
              </text:list-item>
            </text:list>
            <text:p text:style-name="P131"><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4">should</text:span> only constrain the number of simultaneous sessions due to lack of storage.</text:p>
      <text:p text:style-name="P44">A provisioning session <text:span text:style-name="T54">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4">Using </text:span><text:span text:style-name="CrossRef"><text:span text:style-name="T94"><text:reference-ref text:reference-format="text" text:ref-name="keygen2">KeyGen2</text:reference-ref></text:span></text:span><text:span text:style-name="T64"> </text:span><text:reference-mark-start text:name="issueruri"/><text:span text:style-name="T108">IssuerURI</text:span><text:reference-mark-end text:name="issueruri"/><text:span text:style-name="T64"> is the URL which </text:span><text:span text:style-name="T61">invoked</text:span><text:span text:style-name="T64"> the </text:span><text:span text:style-name="T108">createProvisioningSession</text:span><text:span text:style-name="T64"> metho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7">must</text:span><text:span text:style-name="T64"> be in </text:span><text:span text:style-name="CrossRef"><text:span text:style-name="T94"><text:reference-ref text:reference-format="text" text:ref-name="X.509">X.509</text:reference-ref></text:span></text:span><text:span text:style-name="T64"> DER format and </text:span><text:span text:style-name="T67">must</text:span><text:span text:style-name="T64"> match the elliptic curve</text:span><text:span text:style-name="T64">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 <text:s/></text:span><text:span text:style-name="T112">ClientTime</text:span><text:span text:style-name="T94"> </text:span><text:span text:style-name="T96">should</text:span><text:span text:style-name="T94"> be interpreted as a </text:span><text:span text:style-name="T2">32-bit unsigned integer</text:span><text:span text:style-name="T94"> to cope with the Y2038 problem.</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4"><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importSymmetricKey</text:reference-ref></text:span></text:span><text:span text:style-name="T94"> and </text:span><text:span text:style-name="CrossRef"><text:span text:style-name="T94"><text:reference-ref text:reference-format="text" text:ref-name="pp.delkey">post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4"> in </text:span><text:span text:style-name="CrossRef"><text:span text:style-name="T94"><text:reference-ref text:reference-format="text" text:ref-name="X.509">X.509</text:reference-ref></text:span></text:span><text:span text:style-name="T64">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4">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7149636" text:continue-numbering="true" text:style-name="L2">
              <text:list-item>
                <text:p text:style-name="P167">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64">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66"><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9">,<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5"><text:span text:style-name="T124">&lt;</text:span><text:span text:style-name="T39">ProvisioningInitializationRequest<text:tab/></text:span><text:span text:style-name="T48">ID</text:span><text:span text:style-name="T13">="_0fa47ab3c00c … a67992b6ac61c"<text:line-break/><text:tab/></text:span><text:span text:style-name="T48">SubmitURL</text:span><text:span text:style-name="T12">="https://ca.example.com/enroll"<text:line-break/></text:span><text:span text:style-name="T39"> <text:s text:c="6"/><text:tab/></text:span><text:span text:style-name="T48">SessionLifeTime</text:span><text:span text:style-name="T12">="50000"<text:line-break/></text:span><text:span text:style-name="T39"> <text:s text:c="2"/><text:tab/></text:span><text:span text:style-name="T48">SessionKeyLimit</text:span><text:span text:style-nam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1"><text:span text:style-name="T123"><text:s text:c="4"/>&lt;</text:span><text:span text:style-name="T38">ServerEphemeralKey</text:span><text:span text:style-name="T123">&gt;<text:line-break/></text:span><text:span text:style-name="T128"> <text:s text:c="7"/>&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2">JK/mSALhBpUjjPAe/ … fXG8z17eZV3mVDZTBM</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ServerEphemeralKey</text:span><text:span text:style-name="T123">&gt;<text:line-break/> <text:s text:c="3"/>&lt;</text:span><text:span text:style-name="T38">KeyManagementKey</text:span><text:span text:style-name="T123">&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KeyManagementKey</text:span><text:span text:style-name="T123">&gt;<text:line-break/></text:span></text:p>
            <text:p text:style-name="P87"><text:span text:style-name="T123">&lt;/</text:span><text:span text:style-name="T44">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1"><text:span text:style-name="T124">&lt;</text:span><text:reference-mark-start text:name="prov.sess.resp"/><text:span text:style-name="T39">ProvisioningInitializationResponse</text:span><text:reference-mark-end text:name="prov.sess.resp"/><text:span text:style-name="T39"> </text:span><text:span text:style-name="T48">ID</text:span><text:span text:style-name="T13">="_126992b6 … a8a6b484db8f"</text:span></text:p>
            <text:p text:style-name="P71"><text:span text:style-name="T51"><text:s/></text:span><text:span text:style-name="T49"><text:s text:c="57"/>ServerSessionID</text:span><text:span text:style-name="T13">="_0fa47ab3c00c … a67992b6ac61c"<text:line-break/> </text:span><text:span text:style-name="T51"><text:s/></text:span><text:span text:style-name="T49"><text:s/></text:span><text:span text:style-name="T13"><text:s text:c="10"/></text:span><text:span text:style-name="T40"><text:s text:c="45"/></text:span><text:span text:style-name="T49">ClientTime</text:span><text:span text:style-name="T13">="2010-03-18T11:23:29Z"</text:span><text:span text:style-name="T127"><text:line-break/></text:span><text:span text:style-name="T13"> </text:span><text:span text:style-name="T51"><text:s/></text:span><text:span text:style-name="T49"><text:s/></text:span><text:span text:style-name="T13"><text:s/></text:span><text:span text:style-name="T40"><text:s text:c="54"/></text:span><text:reference-mark-start text:name="server.cert.fp"/><text:span text:style-name="T49">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1"><text:s text:c="23"/></text:span><text:span text:style-name="T49"><text:s/></text:span><text:span text:style-name="T13"><text:s/></text:span><text:span text:style-name="T40"><text:s text:c="45"/></text:span><text:span text:style-name="T49">Attestation</text:span><text:span text:style-name="T13">="</text:span>Ob7MvaXC/rNx/rkNZJEo … 8lch/6sngIszfpElrggQfl<text:span text:style-name="T13">" </text:span><text:span text:style-name="T14">…</text:span><text:span text:style-name="T13"> <text:s/>&gt;</text:span><text:span text:style-name="T127"><text:line-break/></text:span></text:p>
            <text:p text:style-name="P71"><text:span text:style-name="T123"><text:s text:c="4"/>&lt;</text:span><text:span text:style-name="T38">ClientEphemeralKey</text:span><text:span text:style-name="T123">&gt;<text:line-break/> <text:s text:c="4"/></text:span><text:span text:style-name="T128"><text:s text:c="3"/>&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3">PRZre90SQLp … 16m9FokKxV3F40Y=</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ClientEphemeralKey</text:span><text:span text:style-name="T123">&gt;<text:line-break/> <text:s text:c="3"/>&lt;</text:span><text:span text:style-name="T38">DeviceCertificatePath</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12"/>&lt;</text:span><text:span text:style-name="T132">ds</text:span><text:span text:style-name="T123">:</text:span><text:span text:style-name="T38">X509Certificate</text:span><text:span text:style-name="T123">&gt;MIIC2TCCAcGgAwIBAg ... hugc53W4nNzggt2w==&lt;/</text:span><text:span text:style-name="T132">ds</text:span><text:span text:style-name="T123">:</text:span><text:span text:style-name="T38">X509Certificate</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4"/>&lt;/</text:span><text:span text:style-name="T38">DeviceCertificatePath</text:span><text:span text:style-name="T123">&gt;</text:span></text:p>
            <text:p text:style-name="P71"><text:span text:style-name="T123"><text:s text:c="4"/>&lt;</text:span><text:span text:style-name="T132">ds</text:span><text:span text:style-name="T123">:</text:span><text:span text:style-name="T38">Signature</text:span><text:span text:style-name="T123">&gt; </text:span></text:p>
            <text:p text:style-name="P71"><text:span text:style-name="T123"><text:s text:c="8"/>&lt;</text:span><text:span text:style-name="T136">ds</text:span><text:span text:style-name="T38">:SignedInfo</text:span><text:span text:style-name="T123">&gt; </text:span></text:p>
            <text:p text:style-name="P71"><text:span text:style-name="T123"><text:s text:c="12"/>&lt;</text:span><text:span text:style-name="T136">ds</text:span><text:span text:style-name="T38">:CanonicalizationMethod</text:span><text:span text:style-name="T123"> </text:span><text:span text:style-name="T47">Algorithm</text:span><text:span text:style-name="T123">="http://www.w3.org/2001/10/xml-exc-c14n#"/&gt; </text:span></text:p>
            <text:p text:style-name="P71"><text:span text:style-name="T123"><text:s text:c="12"/>&lt;</text:span><text:span text:style-name="T136">ds</text:span><text:span text:style-name="T38">:SignatureMethod</text:span><text:span text:style-name="T123"> </text:span><text:span text:style-name="T47">Algorithm</text:span><text:span text:style-name="T123">="http://www.w3.org/2001/04/xmldsig-more#hmac-sha256"/&gt; </text:span></text:p>
            <text:p text:style-name="P71"><text:span text:style-name="T123"><text:s text:c="12"/>&lt;</text:span><text:span text:style-name="T132">ds</text:span><text:span text:style-name="T123">:</text:span><text:span text:style-name="T38">Reference</text:span><text:span text:style-name="T123"> </text:span><text:span text:style-name="T47">URI</text:span><text:span text:style-name="T123">="#</text:span><text:span text:style-name="T13">_126992b6 … a8a6b484db8f</text:span><text:span text:style-name="T123">"&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0/09/xmldsig#enveloped-signature"/&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1/10/xml-exc-c14n#"/&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16"/>&lt;</text:span><text:span text:style-name="T132">ds</text:span><text:span text:style-name="T123">:</text:span><text:span text:style-name="T38">DigestMethod</text:span><text:span text:style-name="T123"> </text:span><text:span text:style-name="T47">Algorithm</text:span><text:span text:style-name="T123">="http://www.w3.org/2001/04/xmlenc#sha256"/&gt; </text:span></text:p>
            <text:p text:style-name="P71"><text:span text:style-name="T123"><text:s text:c="16"/>&lt;</text:span><text:span text:style-name="T132">ds</text:span><text:span text:style-name="T123">:</text:span><text:span text:style-name="T38">DigestValue</text:span><text:span text:style-name="T123">&gt;yLD0zNA48Xt9xXNHuBUlK0hL51zn0SYj2IfDXm42PLc=&lt;/</text:span><text:span text:style-name="T132">ds</text:span><text:span text:style-name="T123">:</text:span><text:span text:style-name="T38">DigestValue</text:span><text:span text:style-name="T123">&gt; </text:span></text:p>
            <text:p text:style-name="P71"><text:span text:style-name="T123"><text:s text:c="12"/>&lt;/</text:span><text:span text:style-name="T132">ds</text:span><text:span text:style-name="T123">:</text:span><text:span text:style-name="T38">Reference</text:span><text:span text:style-name="T123">&gt; </text:span></text:p>
            <text:p text:style-name="P71"><text:span text:style-name="T123"><text:s text:c="8"/>&lt;/</text:span><text:span text:style-name="T132">ds</text:span><text:span text:style-name="T123">:</text:span><text:span text:style-name="T38">SignedInfo</text:span><text:span text:style-name="T123">&gt; </text:span></text:p>
            <text:p text:style-name="P71"><text:span text:style-name="T123"><text:s text:c="8"/>&lt;</text:span><text:span text:style-name="T132">ds</text:span><text:span text:style-name="T123">:</text:span><text:span text:style-name="T38">SignatureValue</text:span><text:span text:style-name="T123">&gt;aRiSdmrn/KgtjqtTReF+6DOuIemRuw2xV9yuOPAlMj8=&lt;/</text:span><text:span text:style-name="T132">ds</text:span><text:span text:style-name="T123">:</text:span><text:span text:style-name="T38">SignatureValue</text:span><text:span text:style-name="T123">&gt; </text:span></text:p>
            <text:p text:style-name="P71"><text:span text:style-name="T123"><text:s text:c="8"/>&lt;</text:span><text:span text:style-name="T132">ds</text:span><text:span text:style-name="T123">:</text:span><text:span text:style-name="T38">KeyInfo</text:span><text:span text:style-name="T123">&gt;</text:span></text:p>
            <text:p text:style-name="P71"><text:span text:style-name="T123"><text:s text:c="12"/>&lt;</text:span><text:span text:style-name="T132">ds</text:span><text:span text:style-name="T123">:</text:span><text:span text:style-name="T38">KeyName</text:span><text:span text:style-name="T123">&gt;derived-session-key&lt;/</text:span><text:span text:style-name="T132">ds</text:span><text:span text:style-name="T123">:</text:span><text:span text:style-name="T38">KeyName</text:span><text:span text:style-name="T123">&gt; </text:span></text:p>
            <text:p text:style-name="P71"><text:span text:style-name="T123"><text:s text:c="8"/>&lt;/</text:span><text:span text:style-name="T132">ds</text:span><text:span text:style-name="T123">:</text:span><text:span text:style-name="T38">KeyInfo</text:span><text:span text:style-name="T123">&gt; </text:span></text:p>
            <text:p text:style-name="P71"><text:span text:style-name="T123"><text:s text:c="4"/>&lt;/</text:span><text:span text:style-name="T132">ds</text:span><text:span text:style-name="T123">:</text:span><text:span text:style-name="T38">Signature</text:span><text:span text:style-name="T123">&gt;</text:span></text:p>
            <text:p text:style-name="P76"/>
            <text:p text:style-name="P87"><text:span text:style-name="T123">&lt;/</text:span><text:span text:style-name="T44">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5">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7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4">must</text:span> only be returned if <text:span text:style-name="T2">all</text:span> of the following conditions are valid:</text:p>
      <text:list xml:id="list27133585" text:continue-numbering="true" text:style-name="L2">
        <text:list-item>
          <text:p text:style-name="P162">There is an open provisioning session associated with <text:span text:style-name="T105">ProvisioningHandle</text:span></text:p>
        </text:list-item>
        <text:list-item>
          <text:p text:style-name="P153">The <text:span text:style-name="T108">MAC</text:span><text:span text:style-name="T63"> computes correctly using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53"><text:span text:style-name="T63"><text:s text:c="8"/></text:span><text:span text:style-name="T62">Data = </text:span><text:span text:style-name="CrossRef"><text:span text:style-name="T94"><text:reference-ref text:reference-format="text" text:ref-name="client.sess.id">ClientSessionID</text:reference-ref></text:span></text:span><text:span text:style-name="T58">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63">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3"><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3">There are no unreferenced PIN or PUK policy objects. <text:s/>See<text:span text:style-name="T58">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3">The post provisioning operations succeed during the final <text:span text:style-name="T2">commit</text:span>. <text:s/>See <text:span text:style-name="CrossRef"><text:reference-ref text:reference-format="text" text:ref-name="atomic.op">Transaction Based Operation</text:reference-ref></text:span></text:p>
          <text:p text:style-name="P179"/>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4">must</text:span> be deleted and post provisioning operations <text:span text:style-name="T54">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2"> </text:span><text:span text:style-name="T63">||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9">Also see </text:span><text:span text:style-name="CrossRef"><text:reference-ref text:reference-format="text" text:ref-name="sess.key.op">SessionKeyLimit</text:reference-ref></text:span><text:span text:style-name="T59">.</text:span></text:p>
      <text:p text:style-name="P58"/>
      <text:p text:style-name="Standard"><text:span text:style-name="T59">A </text:span><text:span text:style-name="T61">successful</text:span><text:span text:style-name="T59"> </text:span><text:span text:style-name="CrossRef"><text:reference-ref text:reference-format="text" text:ref-name="keygen2">KeyGen2</text:reference-ref></text:span><text:span text:style-name="T59"> response would typically look like:</text:span></text:p>
      <text:p text:style-name="P87"/>
      <table:table table:name="Table104" table:style-name="Table104">
        <table:table-column table:style-name="Table104.A"/>
        <table:table-row>
          <table:table-cell table:style-name="Table104.A1" office:value-type="string">
            <text:p text:style-name="P74"><text:span text:style-name="T124">&lt;</text:span><text:span text:style-name="T39">ProvisioningFinalizationResponse</text:span><text:span text:style-name="T124"><text:tab/></text:span><text:span text:style-name="T48">ID</text:span><text:span text:style-name="T124">="</text:span><text:span text:style-name="T12">_126992b6 … a8a6b484db8f</text:span><text:span text:style-name="T124">"<text:line-break/><text:tab/></text:span><text:span text:style-name="T48">ServerSessionID</text:span><text:span text:style-name="T124">="</text:span><text:span text:style-name="T13">_0fa47ab3c00c … a67992b6ac61c</text:span><text:span text:style-name="T124">"<text:line-break/><text:tab/></text:span><text:span text:style-name="T48">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7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11">ProvisioningHandle</text:span><text:span text:style-name="T69"> as input to the next call.</text:span></text:p>
      <text:p text:style-name="P50"><text:span text:style-name="T69">When </text:span><text:span text:style-name="T108">enumerateProvisioningSessions</text:span><text:span text:style-name="T63"> returns with a </text:span><text:span text:style-name="T108">ProvisioningHandle</text:span><text:span text:style-name="T63"> = 0 there are no more provisioning objects to read.</text:span></text:p>
      <text:h text:style-name="P17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5">must</text:span> be removed from the SKS, otherwise an error <text:span text:style-name="T55">must</text:span> be returned.</text:p>
      <text:h text:style-name="P17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Signature</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8">, </text:span><text:span text:style-name="T108">Data</text:span><text:span text:style-name="T58">)</text:span></text:p>
      <text:p text:style-name="Text_20_body">Note that <text:span text:style-name="T108">Data</text:span> <text:span text:style-name="T55">must</text:span> be used “as is” in the HMAC operation, <text:span text:style-name="T2">excluding</text:span> length information. </text:p>
      <text:p text:style-name="Text_20_body">A <text:span text:style-name="T2">relying party </text:span><text:span text:style-name="T54">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71"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108">PUKValue</text:span><text:span text:style-name="T63"> ||</text:span><text:span text:style-name="T62"> </text:span><text:span text:style-name="T108">Format</text:span><text:span text:style-name="T63"> ||</text:span><text:span text:style-name="T62"> </text:span><text:span text:style-name="T108">RetryLimit</text:span></text:p>
      <text:p text:style-name="Text_20_body"><text:span text:style-name="T63">Note that </text:span><text:span text:style-name="T108">PUKValue</text:span><text:span text:style-name="T63"> is MACed in encrypted form and </text:span><text:span text:style-name="T62">then</text:span><text:span text:style-name="T6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71"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62">PUKReference</text:span><text:span text:style-name="T63"> || </text:span><text:span text:style-name="T108">UserDefined</text:span><text:span text:style-name="T63"> ||</text:span><text:span text:style-name="T62"> </text:span><text:span text:style-name="T108">UserModifiable</text:span><text:span text:style-name="T63"> ||</text:span><text:span text:style-name="T62"> </text:span><text:span text:style-name="T108">Format</text:span><text:span text:style-name="T63"> ||</text:span><text:span text:style-name="T62"> </text:span><text:span text:style-name="T108">RetryLimit</text:span><text:span text:style-name="T63"> ||</text:span><text:span text:style-name="T108"><text:line-break/></text:span><text:span text:style-name="T63"> <text:s text:c="24"/></text:span><text:span text:style-name="T108">Grouping</text:span><text:span text:style-name="T63"> ||</text:span><text:span text:style-name="T62"> </text:span><text:span text:style-name="T108">PatternRestrictions</text:span><text:span text:style-name="T63"> ||</text:span><text:span text:style-name="T62"> </text:span><text:span text:style-name="T108">MinLength</text:span><text:span text:style-name="T63"> ||</text:span><text:span text:style-name="T62"> </text:span><text:span text:style-name="T108">MaxLength</text:span><text:span text:style-name="T63"> ||</text:span><text:span text:style-name="T62"> </text:span><text:span text:style-name="T108">InputMethod</text:span><text:span text:style-name="T65"> <text:s/></text:span></text:p>
      <text:p text:style-name="Text_20_body"><text:span text:style-name="T62">PUKReference</text:span><text:span text:style-name="T63"> is set to </text:span><text:span text:style-name="T110">"</text:span><text:span text:style-name="T108">#N/A</text:span><text:span text:style-name="T108">"</text:span><text:span text:style-name="T63"> if </text:span><text:span text:style-name="T108">PUKPolicyHandle</text:span><text:span text:style-name="T63"> is zero, else it is set to the </text:span><text:span text:style-name="T108">ID</text:span><text:span text:style-name="T63">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71"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4">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28 <text:span text:style-name="T2">characters</text:span> that will be associated with this key for use in GUIs</text:p>
          </table:table-cell>
        </table:table-row>
        <table:table-row table:style-name="Table16.2">
          <table:table-cell table:style-name="Table16.A2" office:value-type="string">
            <text:p text:style-name="P17">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7">KeyParameters</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33"><text:span text:style-name="T62"><text:tab/>Data </text:span><text:span text:style-name="T121">=</text:span><text:span text:style-name="T62"> </text:span><text:span text:style-name="T108">ID</text:span><text:span text:style-name="T62"> </text:span><text:span text:style-name="T63">||</text:span><text:span text:style-name="T62"> </text:span><text:span text:style-name="T108">Algorithm</text:span><text:span text:style-name="T63"> || </text:span><text:span text:style-name="T108">ServerSeed</text:span><text:span text:style-name="T63"> || </text:span><text:span text:style-name="T62">PINPolicyReference</text:span><text:span text:style-name="T63"> || </text:span><text:span text:style-name="T62">PINValueReference</text:span><text:span text:style-name="T63"> ||<text:line-break/></text:span><text:span text:style-name="T108"> </text:span><text:span text:style-name="T63"><text:s text:c="12"/></text:span><text:span text:style-name="T89"><text:s/></text:span><text:span text:style-name="T63"><text:s text:c="10"/></text:span><text:span text:style-name="T108">EnablePINCaching</text:span><text:span text:style-name="T63"> || </text:span><text:span text:style-name="T108">BiometricProtection</text:span><text:span text:style-name="T63"> || </text:span><text:span text:style-name="T108">ExportProtection</text:span><text:span text:style-name="T63"> ||<text:line-break/> <text:s text:c="24"/></text:span><text:span text:style-name="T108">DeleteProtection</text:span><text:span text:style-name="T63"> ||</text:span><text:span text:style-name="T62"> </text:span><text:span text:style-name="T108">AppUsage</text:span><text:span text:style-name="T63"> || </text:span><text:span text:style-name="T108">FriendlyName</text:span><text:span text:style-name="T63"> ||<text:line-break/> <text:s text:c="24"/></text:span><text:span text:style-name="T108">KeyAlgorithm</text:span><text:span text:style-name="T63"> ||</text:span><text:span text:style-name="T62"> </text:span><text:span text:style-name="T108">KeyParameters</text:span><text:span text:style-name="T63"> [||</text:span><text:span text:style-name="T62"> </text:span><text:span text:style-name="T108">EndorsedAlgorithm...</text:span><text:span text:style-name="T63">]</text:span></text:p>
            <text:p text:style-name="P133"><text:span text:style-name="T62">PINPolicyReference</text:span><text:span text:style-name="T63"> is set to </text:span><text:span text:style-name="T110">"</text:span><text:span text:style-name="T108">#Device PIN</text:span><text:span text:style-name="T110">"</text:span><text:span text:style-name="T63"> if </text:span><text:span text:style-name="T108">DevicePINProtection</text:span><text:span text:style-name="T63"> is true, to </text:span><text:span text:style-name="T110">"</text:span><text:span text:style-name="T108">#N/A"</text:span><text:span text:style-name="T63"> if </text:span><text:span text:style-name="T108">PINPolicyHandle</text:span><text:span text:style-name="T63"> is zero, else it is set to the </text:span><text:span text:style-name="T108">ID</text:span><text:span text:style-name="T63"> of the referenced PIN policy object.</text:span></text:p>
            <text:p text:style-name="P133"><text:span text:style-name="T62">PINValueReference</text:span><text:span text:style-name="T63"> is set to </text:span><text:span text:style-name="T110">"</text:span><text:span text:style-name="T108">#N/A"</text:span><text:span text:style-name="T63"> if </text:span><text:span text:style-name="T108">PINPolicyHandle</text:span><text:span text:style-name="T63"> is zero, or if </text:span><text:span text:style-name="T108">DevicePINProtection</text:span><text:span text:style-name="T63">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2"/>
            <text:p text:style-name="P135"><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9">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4"><text:span text:style-name="T62"><text:tab/>Data </text:span><text:span text:style-name="T121">=</text:span><text:span text:style-name="T62"> </text:span><text:span text:style-name="T108">ID</text:span><text:span text:style-name="T62"> </text:span><text:span text:style-name="T63">||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50"><text:reference-mark-start text:name="issuer.seed"/><text:span text:style-name="T107">ServerSeed</text:span><text:reference-mark-end text:name="issuer.seed"/> <text:span text:style-name="T55">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4">must not</text:span> be able <text:span text:style-name="T2">reducing</text:span> the entropy.</text:p>
      <text:p text:style-name="Text_20_body">For RSA keys with <text:span text:style-name="T2">variable</text:span> exponent <text:reference-mark-start text:name="key.param"/><text:span text:style-name="T113">KeyParameters</text:span><text:reference-mark-end text:name="key.param"/> <text:span text:style-name="T55">must</text:span> be 1-8 bytes holding a positive big-endian integer, else <text:span text:style-name="T113">KeyParameters</text:span> <text:span text:style-name="T55">must</text:span> be of zero length.</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Text_20_body"><text:span text:style-name="T108">EndorsedAlgorithm</text:span><text:span text:style-name="T63"> URIs </text:span><text:span text:style-name="T66">must</text:span><text:span text:style-name="T63"> be </text:span><text:span text:style-name="T62">sorted in ascending alphabetical order</text:span><text:span text:style-name="T63"> before calling </text:span><text:span text:style-name="T108">createKeyEntry</text:span><text:span text:style-name="T63">.</text:span></text:p>
      <text:p text:style-name="Text_20_body"><text:span text:style-name="T108">EndorsedAlgorithm</text:span><text:span text:style-name="T63"> URIs </text:span><text:span text:style-name="T66">must</text:span><text:span text:style-name="T63">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3"> compliance </text:span><text:span text:style-name="T66">must</text:span><text:span text:style-name="T63"> be </text:span><text:span text:style-name="T62">enforced</text:span><text:span text:style-name="T63"> by the</text:span> <text:span text:style-name="CrossRef"><text:span text:style-name="T94"><text:reference-ref text:reference-format="text" text:ref-name="user.api">User API</text:reference-ref></text:span></text:span><text:span text:style-name="T63">.</text:span></text:p>
      <text:p text:style-name="Text_20_body"><text:span text:style-name="T108">EndorsedAlgorithm</text:span><text:span text:style-name="T63"> URIs </text:span><text:span text:style-name="T66">must not</text:span><text:span text:style-name="T63"> be checked against actual key material during </text:span><text:span text:style-name="T108">createKeyEntry</text:span>. <text:s/>This check <text:span text:style-name="T55">must</text:span> be <text:span text:style-name="T2">deferred</text:span> to <text:span text:style-name="CrossRef"><text:span text:style-name="T94"><text:reference-ref text:reference-format="text" text:ref-name="closeProvisioningSession">closeProvisioningSession</text:reference-ref></text:span></text:span><text:span text:style-name="T63">.</text:span></text:p>
      <text:p text:style-name="Text_20_body"><text:span text:style-name="T63">If no </text:span><text:span text:style-name="T108">EndorsedAlgorithm</text:span><text:span text:style-name="T63"> URIs are specified, </text:span><text:span text:style-name="T62">the key is only constrained by the key material</text:span><text:span text:style-name="T63">.</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3"> </text:span><text:span text:style-name="T108">DevicePINProtection</text:span><text:span text:style-name="T63">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3"> </text:span><text:span text:style-name="T65">must not</text:span><text:span text:style-name="T63"> be combined with local PIN policy objects</text:span><text:span text:style-name="T102">.</text:span></text:p>
      <text:p text:style-name="P42"/>
      <text:p text:style-name="P67">Continued on the next page...</text:p>
      <text:p text:style-name="Text_20_body"><text:soft-page-break/><text:reference-mark-start text:name="enable.pin.caching"/><text:span text:style-name="T107">EnablePINCaching</text:span><text:reference-mark-end text:name="enable.pin.caching"/><text:span text:style-name="T102"> </text:span><text:span text:style-name="T55">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rusted-gui"</text:span><text:span text:style-name="T102">.</text:span></text:p>
      <text:p text:style-name="P50"><text:reference-mark-start text:name="pinvalue"/><text:span text:style-name="T111">PINValue</text:span><text:reference-mark-end text:name="pinvalue"/><text:span text:style-name="T69"> objects </text:span><text:span text:style-name="T74">must</text:span><text:span text:style-name="T69"> be set by the </text:span><text:span text:style-name="T62">caller</text:span><text:span text:style-name="T69"> as illustrated by the following pseudo code:</text:span></text:p>
      <text:p text:style-name="P128"><text:span text:style-name="T69">if (</text:span><text:span text:style-name="T111">PINPolicyHandle</text:span><text:span text:style-name="T69"> == 0) <text:s text:c="3"/>// No PIN or device PIN</text:span></text:p>
      <text:p text:style-name="P129"><text:s text:c="2"/>{</text:p>
      <text:p text:style-name="P128"><text:span text:style-name="T69"><text:s text:c="5"/></text:span><text:span text:style-name="T111">PINValue</text:span><text:span text:style-name="T69"> = </text:span><text:span text:style-name="T62">zero length array</text:span><text:span text:style-name="T63">;</text:span></text:p>
      <text:p text:style-name="P129"><text:s text:c="2"/>}</text:p>
      <text:p text:style-name="P128"><text:span text:style-name="T69">else if (</text:span><text:span text:style-name="T111">PINPolicyHandle.UsedDefined</text:span><text:span text:style-name="T69">) <text:s text:c="5"/>// see </text:span><text:span text:style-name="CrossRef"><text:reference-ref text:reference-format="text" text:ref-name="pinuserdefined">UserDefined</text:reference-ref></text:span></text:p>
      <text:p text:style-name="P129"><text:s text:c="2"/>{</text:p>
      <text:p text:style-name="P128"><text:span text:style-name="T69"><text:s text:c="5"/></text:span><text:span text:style-name="T111">PINValue</text:span><text:span text:style-name="T69"> = </text:span><text:span text:style-name="T62">user-defined clear text PIN value</text:span><text:span text:style-name="T63">; <text:s text:c="2"/>// taken from a local provisioning GUI</text:span></text:p>
      <text:p text:style-name="P129"><text:s text:c="2"/>}</text:p>
      <text:p text:style-name="P129">else</text:p>
      <text:p text:style-name="P129"><text:s text:c="2"/>{</text:p>
      <text:p text:style-name="P128"><text:span text:style-name="T69"><text:s text:c="5"/></text:span><text:span text:style-name="T111">PINValue</text:span><text:span text:style-name="T69"> = </text:span><text:span text:style-name="T62">encrypted issuer-set PIN value</text:span><text:span text:style-name="T63">; <text:s text:c="3"/>// see </text:span><text:span text:style-name="CrossRef"><text:span text:style-name="T94"><text:reference-ref text:reference-format="text" text:ref-name="EncryptedData">Encrypted Data</text:reference-ref></text:span></text:span></text:p>
      <text:p text:style-name="P129"><text:s text:c="2"/>}</text:p>
      <text:p text:style-name="P57"/>
      <text:p text:style-name="P57"/>
      <text:p text:style-name="P57"/>
      <text:p text:style-name="P50"><text:span text:style-name="T62"><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9">KeyCreationRequest</text:span><text:reference-mark-end text:name="keyinitreq"/><text:span text:style-name="T9"> </text:span><text:span text:style-name="T48">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Grouping</text:span>="shared"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http://xmlns.webpki.org/keygen2/1.0#algorithm.ec.p256"<text:span text:style-name="T124"> </text:span></text:p>
            <text:p text:style-name="Standard"><text:span text:style-name="T124"><text:s text:c="30"/></text:span><text:span text:style-name="T46">AppUsage</text:span>="authentication"<text:span text:style-name="T124"> </text:span><text:span text:style-name="T48">MAC</text:span><text:span text:style-name="T124">="nFRuPgz ... H2B429S="/</text:span>&gt;<text:line-break/>            &lt;<text:span text:style-name="T37">KeyEntry</text:span> <text:span text:style-name="T46">ID</text:span>="Key.2" <text:span text:style-name="T46">KeyAlgorithm</text:span>="http://xmlns.webpki.org/keygen2/1.0#algorithm.rsa2048"<text:span text:style-name="T124"> </text:span></text:p>
            <text:p text:style-name="Standard"><text:span text:style-name="T124"><text:s text:c="30"/></text:span><text:span text:style-name="T46">AppUsage</text:span>="encryption" <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9">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X2oMtrm8rRL … XyTvPuTbergHfnJw=="&gt;<text:line-break/> <text:s text:c="7"/>&lt;</text:span><text:span text:style-name="T132">ds11</text:span><text:span text:style-name="T123">:</text:span><text:span text:style-name="T38">ECKeyValue</text:span><text:span text:style-name="T123">&gt; </text:span></text:p>
            <text:p text:style-name="P71"><text:s text:c="12"/>&lt;<text:span text:style-name="T132">ds11</text:span>:<text:span text:style-name="T38">NamedCurve</text:span> <text:span text:style-name="T47">URI</text:span>="urn:oid:1.2.840.10045.3.1.7"/&gt; </text:p>
            <text:p text:style-name="P71"><text:s text:c="12"/>&lt;<text:span text:style-name="T132">ds11</text:span>:<text:span text:style-name="T38">PublicKey</text:span>&gt;BMUY+QiZdFJyzozMgQqA … ptPGNy/LcDVSXx7s/Y=&lt;/<text:span text:style-name="T132">ds11</text:span>:<text:span text:style-name="T38">PublicKey</text:span>&gt; </text:p>
            <text:p text:style-name="P71"><text:span text:style-name="T123"><text:s text:c="8"/>&lt;/</text:span><text:span text:style-name="T132">ds11</text:span><text:span text:style-name="T123">:</text:span><text:span text:style-name="T38">ECKeyValue</text:span><text:span text:style-name="T123">&gt;<text:line-break/> <text:s text:c="3"/>&lt;/</text:span><text:span text:style-name="T38">PublicKey</text:span><text:span text:style-name="T123">&gt;<text:line-break/> <text:s text:c="3"/>&lt;</text:span><text:span text:style-name="T38">PublicKey</text:span><text:span text:style-name="T123"> </text:span><text:span text:style-name="T47">ID</text:span><text:span text:style-name="T123">="Key.2"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42"/>
      <text:p text:style-name="P48">A conforming server <text:span text:style-name="T54">must</text:span> after receival of the response verify that the number and IDs of returned keys match the request. <text:s/>In addition, each returned key <text:span text:style-name="T54">must</text:span> be checked for correctness regarding attestation data and that the generated public key actually complies with that of the request.</text:p>
      <text:h text:style-name="P171"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50">An invalid key <text:span text:style-name="T113">ID</text:span> <text:span text:style-name="T55">must</text:span> return an error and abort the provisioning session.</text:p>
      <text:h text:style-name="P171"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6">‪‫‬‭‪‏‪‏</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text:line-break/></text:span><text:span text:style-name="CrossRef"><text:span text:style-name="T94"><text:reference-ref text:reference-format="text" text:ref-name="eecert">End-Entity Certificate</text:reference-ref></text:span></text:span><text:span text:style-name="T69"> </text:span><text:span text:style-name="T62">usually</text:span><text:span text:style-name="T69"> holding the public key of the target key‑pair. <text:s/>The</text:span><text:span text:style-name="T120"> path </text:span><text:span text:style-name="T69">does though not have to be complete (include all upper-level CAs). <text:s/>Path validity </text:span><text:span text:style-name="T68">should</text:span><text:span text:style-name="T69"> be verified by the provisioning middleware before calling this method.</text:span></text:p>
      <text:p text:style-name="Text_20_body"><text:span text:style-name="T69">Individual </text:span><text:span text:style-name="T111">X509Certificate</text:span><text:span text:style-name="T69"> objects </text:span><text:span text:style-name="T73">must not</text:span><text:span text:style-name="T69"> exceed </text:span><text:span text:style-name="CrossRef"><text:reference-ref text:reference-format="text" text:ref-name="cryptodatasize">CryptoDataSize</text:reference-ref></text:span><text:span text:style-name="T69">.</text:span></text:p>
      <text:p text:style-name="Text_20_body"><text:span text:style-name="T69">Note that a</text:span><text:span text:style-name="T102">n SKS </text:span><text:span text:style-name="T57">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import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KeyHandle.</text:span><text:span text:style-name="CrossRef"><text:span text:style-name="T94"><text:reference-ref text:reference-format="text" text:ref-name="keyentry.publickey">PublicKey</text:reference-ref></text:span></text:span><text:span text:style-name="T63"> || </text:span><text:span text:style-name="T108">KeyHandle.</text:span><text:span text:style-name="CrossRef"><text:span text:style-name="T94"><text:reference-ref text:reference-format="text" text:ref-name="keyentry.id">ID</text:reference-ref></text:span></text:span><text:span text:style-name="T63"> || </text:span><text:span text:style-name="T108">X509Certificate...</text:span></text:p>
      <text:p text:style-name="Standard"/>
      <text:p text:style-name="P42">A compliant SKS <text:span text:style-name="T55">must</text:span> <text:span text:style-name="T55">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ostUpdateKey</text:reference-ref></text:span></text:span> or <text:span text:style-name="CrossRef"><text:span text:style-name="T94"><text:reference-ref text:reference-format="text" text:ref-name="pp.delkey">postDeleteKey</text:reference-ref></text:span></text:span> operation.</text:p>
      <text:p text:style-name="Text_20_body"><text:span text:style-name="T102">A compliant SKS </text:span><text:span text:style-name="T55">must</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P42"/>
      <text:p text:style-name="P42"/>
      <text:p text:style-name="P42"/>
      <text:p text:style-name="P42"/>
      <text:p text:style-name="P56">Continued on the next page...</text:p>
      <text:p text:style-name="P90"/>
      <text:p text:style-name="P113"><text:span text:style-name="T63">The following </text:span><text:span text:style-name="CrossRef"><text:span text:style-name="T94"><text:reference-ref text:reference-format="text" text:ref-name="keygen2">KeyGen2</text:reference-ref></text:span></text:span><text:span text:style-name="T63"> fragment shows its interaction with </text:span><text:span text:style-name="T108">setCertificatePath</text:span><text:span text:style-name="T63">:<text:line-break/></text:span></text:p>
      <table:table table:name="Table28" table:style-name="Table28">
        <table:table-column table:style-name="Table28.A"/>
        <table:table-row>
          <table:table-cell table:style-name="Table28.A1" office:value-type="string">
            <text:p text:style-name="P73">&lt;<text:reference-mark-start text:name="cred.depl.req"/><text:span text:style-name="T38">ProvisioningFinalizationRequest<text:tab/></text:span><text:reference-mark-end text:name="cred.depl.req"/><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2"> </text:span><text:span text:style-name="CrossRef"><text:span text:style-name="T94"><text:reference-ref text:reference-format="text" text:ref-name="client.sess.id">ClientSessionID</text:reference-ref></text:span></text:span><text:span text:style-name="T58"> and </text:span><text:span text:style-name="CrossRef"><text:span text:style-name="T94"><text:reference-ref text:reference-format="text" text:ref-name="srv.sess.id">ServerSessionID</text:reference-ref></text:span></text:span> of the provisioning session.</text:p>
      <text:h text:style-name="P171"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SymmetricKey</text:span><text:span text:style-name="T102"> imports and links a symmetric key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SymmetricKey</text:span></text:p>
      <text:p text:style-name="P44"><text:span text:style-name="T69">Note that </text:span><text:span text:style-name="T111">SymmetricKey</text:span><text:span text:style-name="T69"> objects </text:span><text:span text:style-name="T73">must be</text:span><text:span text:style-name="T69"> MACed in </text:span><text:span text:style-name="T62">encrypted form</text:span><text:span text:style-name="T69"> and </text:span><text:span text:style-name="T62">then</text:span><text:span text:style-name="T69"> decrypted by the SKS before storing.</text:span></text:p>
      <text:p text:style-name="P44"><text:span text:style-name="T69">Symmetric keys </text:span><text:span text:style-name="T73">must not</text:span><text:span text:style-name="T69"> exceed 128 bytes.</text:span></text:p>
      <text:p text:style-name="Text_20_body"><text:span text:style-name="T63">With the special </text:span><text:span text:style-name="CrossRef"><text:span text:style-name="T94"><text:reference-ref text:reference-format="text" text:ref-name="endorsedalg">EndorsedAlgorithm</text:reference-ref></text:span></text:span><text:span text:style-name="T63"> </text:span><text:span text:style-name="T108">http://xmlns.webpki.org/keygen2/1.0#algorithm.none</text:span><text:span text:style-name="T63"> arbitrary static shared secrets can be specified. <text:s/>When used together with </text:span><text:span text:style-name="CrossRef"><text:span text:style-name="T94"><text:reference-ref text:reference-format="text" text:ref-name="exportkey">exportKey</text:reference-ref></text:span></text:span><text:span text:style-name="T63">, a suitable PIN policy and a </text:span><text:span text:style-name="CrossRef"><text:span text:style-name="T94"><text:reference-ref text:reference-format="text" text:ref-name="propertybag">PropertyBag</text:reference-ref></text:span></text:span><text:span text:style-name="T63"> object holding site information, an SKS could then also serve as a </text:span><text:span text:style-name="T62">browser password store</text:span><text:span text:style-name="T63">.</text:span></text:p>
      <text:p text:style-name="Text_20_body"><text:span text:style-name="T63">After </text:span><text:span text:style-name="T108">importSymmetricKey</text:span><text:span text:style-name="T63"> has been called the key entry is marked as “symmetric”. <text:s/>That is, </text:span><text:span text:style-name="T62">the private key is disabled</text:span><text:span text:style-name="T63"> as well as all operations associated with it. <text:s/>See </text:span><text:span text:style-name="CrossRef"><text:span text:style-name="T94"><text:reference-ref text:reference-format="text" text:ref-name="get.key.attr">getKeyAttributes</text:reference-ref></text:span></text:span><text:span text:style-name="T63">.</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SymmetricKey</text:span>.</text:p>
      <text:p text:style-name="P53"/>
      <text:p text:style-name="P41"/>
      <text:p text:style-name="P42"/>
      <text:p text:style-name="P42"/>
      <text:p text:style-name="P56">Continued on the next page...</text:p>
      <text:p text:style-name="P91"/>
      <text:p text:style-name="P113"><text:span text:style-name="T69">The following </text:span><text:span text:style-name="CrossRef"><text:reference-ref text:reference-format="text" text:ref-name="keygen2">KeyGen2</text:reference-ref></text:span><text:span text:style-name="T69">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1"><text:span text:style-name="T124">&lt;</text:span><text:reference-mark-start text:name="keyinitreq-sym"/><text:span text:style-name="T39">KeyCreationRequest</text:span><text:reference-mark-end text:name="keyinitreq-sym"/><text:span text:style-name="T9"> </text:span><text:span text:style-name="T48">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text:span text:style-name="T9">http://xmlns.webpki.org/keygen2/1.0#algorithm.rsa1024</text:span>"</text:p>
            <text:p text:style-name="Standard"><text:span text:style-name="T48"><text:s text:c="13"/></text:span><text:span text:style-name="T53"><text:s/></text:span><text:span text:style-name="T48"><text:s text:c="16"/>EndorsedAlgorithms</text:span><text:span text:style-name="T124">=</text:span>"http://www.w3.org/2000/09/xmldsig#hmac-sha1"</text:p>
            <text:p text:style-name="P71"><text:span text:style-name="T124"><text:s text:c="13"/></text:span><text:span text:style-name="T129"><text:s/></text:span><text:span text:style-name="T124"><text:s text:c="16"/></text:span><text:span text:style-name="T48">AppUsage</text:span><text:span text:style-name="T124">="authentication" </text:span><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mZCjxSl1="&gt;vInt09Esmg94v ... YU3tgIdhcNNby&lt;/</text:span><text:span text:style-name="T39">SymmetricKey</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P44"><text:span text:style-name="T69">For details on how to map keys and sessions, see </text:span><text:span text:style-name="CrossRef"><text:reference-ref text:reference-format="text" text:ref-name="setCertificatePath">setCertificatePath</text:reference-ref></text:span><text:span text:style-name="T69">.</text:span></text:p>
      <text:p text:style-name="Text_20_body"><text:span text:style-name="T63">Note that the </text:span><text:span text:style-name="CrossRef"><text:span text:style-name="T94"><text:reference-ref text:reference-format="text" text:ref-name="X.509">X.509</text:reference-ref></text:span></text:span><text:span text:style-name="T63"> certificate serves as a universal key ID</text:span>. <text:s/>That is, <text:span text:style-name="T2">SKS/KeyGen2 treats asymmetric and symmetric keys close to identically for provisioning, management and user-selection operations. <text:s/>S</text:span><text:span text:style-name="T63">ee </text:span><text:span text:style-name="CrossRef"><text:span text:style-name="T94"><text:reference-ref text:reference-format="text" text:ref-name="poi.ops">Remote Key Lookup</text:reference-ref></text:span></text:span><text:span text:style-name="T63">.</text:span></text:p>
      <text:h text:style-name="P171"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PrivateKey</text:span><text:span text:style-name="T102"> replaces a generated private key with a key supplied by the issuer.</text:span></text:p>
      <text:p text:style-name="Text_20_body"><text:span text:style-name="T63">The purpose of </text:span><text:span text:style-name="T108">importPrivateKey</text:span><text:span text:style-name="T63"> (preceded by </text:span><text:span text:style-name="CrossRef"><text:span text:style-name="T94"><text:reference-ref text:reference-format="text" text:ref-name="setCertificatePath">setCertificatePath</text:reference-ref></text:span></text:span><text:span text:style-name="T63">), is to install a certificate and private key that the issuer have generated or have a backup of.</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PrivateKey</text:span></text:p>
      <text:p text:style-name="P46"><text:span text:style-name="T69">Note that </text:span><text:span text:style-name="T111">PrivateKey</text:span><text:span text:style-name="T69"> objects </text:span><text:span text:style-name="T73">must</text:span><text:span text:style-name="T69"> be MACed in </text:span><text:span text:style-name="T62">encrypted form</text:span><text:span text:style-name="T69"> and </text:span><text:span text:style-name="T62">then</text:span><text:span text:style-name="T69"> decrypted by the SKS before storing.</text:span></text:p>
      <text:p text:style-name="Text_20_body"><text:span text:style-name="T102">A compliant SKS </text:span><text:span text:style-name="T55">must</text:span><text:span text:style-name="T102"> verify that the imported private key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PrivateKey </text:span><text:span text:style-name="T48">MAC</text:span><text:span text:style-name="T124">="umZCjxSl1zX … CrcqcGkIv4Ki="&gt;cVyZSIiBlbmH ... <text:s/>uczpkcB4bWx3dy53&lt;/</text:span><text:span text:style-name="T39">PrivateKey</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5">import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5">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71"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Type</text:span><text:span text:style-name="T63"> || </text:span><text:span text:style-name="T108">SubType</text:span> || <text:span text:style-name="T111">Qualifier</text:span> || <text:span text:style-name="T111">ExtensionData</text:span></text:p>
      <text:p text:style-name="Standard"><text:span text:style-name="T111"><text:line-break/></text:span><text:span text:style-name="T69">The following table shows </text:span><text:span text:style-name="T111">SubType</text:span><text:span text:style-name="T69">, </text:span><text:span text:style-name="T111">Qualifier</text:span><text:span text:style-name="T69"> and </text:span><text:span text:style-name="T111">ExtensionData</text:span><text:span text:style-name="T69"> mapping using </text:span><text:span text:style-name="CrossRef"><text:reference-ref text:reference-format="text" text:ref-name="keygen2">KeyGen2</text:reference-ref></text:span>:<text:span text:style-name="T6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5">must</text:span> be MACed <text:span text:style-name="T63">in </text:span><text:span text:style-name="T62">encrypted form</text:span> and <text:span text:style-name="T2">then</text:span> <text:span text:style-name="T94">decrypted</text:span> by the SKS before storing.</text:p>
      <text:p text:style-name="Text_20_body">A compliant SKS <text:span text:style-name="T55">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4">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strings <text:span text:style-name="T55">must not</text:span> exceed 128 bytes.</text:p>
      <text:p text:style-name="P41"/>
      <text:p text:style-name="P42"/>
      <text:p text:style-name="P56">Continued on the next page...</text:p>
      <text:p text:style-name="P113"><text:span text:style-name="T69">The </text:span><text:span text:style-name="T62">simplified</text:span><text:span text:style-name="T69"> XML schema extract below describes the </text:span><text:span text:style-name="CrossRef"><text:reference-ref text:reference-format="text" text:ref-name="keygen2">KeyGen2</text:reference-ref></text:span><text:span text:style-name="T69">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9"><text:s text:c="3"/>&lt;</text:span><text:span text:style-name="T134">xs</text:span><text:span text:style-name="T69">:</text:span><text:span text:style-name="T41">element </text:span><text:span text:style-name="T50">name</text:span><text:span text:style-name="T69">="PropertyBag"&gt; </text:span></text:p>
            <text:p text:style-name="P123"><text:span text:style-name="T69"><text:s text:c="6"/>&lt;</text:span><text:span text:style-name="T134">xs</text:span><text:span text:style-name="T69">:</text:span><text:span text:style-name="T41">complexType</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3"><text:span text:style-name="T69"><text:s text:c="12"/>&lt;</text:span><text:span text:style-name="T134">xs</text:span><text:span text:style-name="T69">:</text:span><text:span text:style-name="T41">element</text:span><text:span text:style-name="T69"> </text:span><text:span text:style-name="T50">name</text:span><text:span text:style-name="T69">="Property" </text:span><text:span text:style-name="T50">maxOccurs</text:span><text:span text:style-name="T69">="unbounded"&gt; </text:span></text:p>
            <text:p text:style-name="P123"><text:span text:style-name="T69"><text:s text:c="15"/>&lt;</text:span><text:span text:style-name="T134">xs</text:span><text:span text:style-name="T69">:</text:span><text:span text:style-name="T41">complexType</text:span><text:span text:style-name="T69">&gt; </text:span></text:p>
            <text:p text:style-name="P126"/>
            <text:p text:style-name="P123"><text:span text:style-name="T69"><text:s text:c="18"/></text:span><text:span text:style-name="T147">&lt;!-- The unique name of the property --&gt;</text:span><text:span text:style-name="T69">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Name" </text:span><text:span text:style-name="T50">use</text:span><text:span text:style-name="T69">="required"/&gt; </text:span></text:p>
            <text:p text:style-name="P123"><text:s text:c="21"/>&lt;<text:span text:style-name="T138">xs</text:span>:<text:span text:style-name="T43">simpleType</text:span>&gt;</text:p>
            <text:p text:style-name="P123"><text:s text:c="24"/>&lt;<text:span text:style-name="T138">xs</text:span>:<text:span text:style-name="T43">restriction</text:span> <text:span text:style-name="T52">base</text:span>="<text:span text:style-name="T137">xs</text:span>:string"&gt;</text:p>
            <text:p text:style-name="P123"><text:s text:c="27"/>&lt;<text:span text:style-name="T138">xs</text:span>:<text:span text:style-name="T43">minLength</text:span> <text:span text:style-name="T52">value</text:span>="1"/&gt;</text:p>
            <text:p text:style-name="P123"><text:s text:c="27"/>&lt;<text:span text:style-name="T138">xs</text:span>:<text:span text:style-name="T43">maxLength</text:span> <text:span text:style-name="T52">value</text:span>="255"/&gt;</text:p>
            <text:p text:style-name="P123"><text:s text:c="24"/>&lt;/<text:span text:style-name="T138">xs</text:span>:<text:span text:style-name="T43">restriction</text:span>&gt;</text:p>
            <text:p text:style-name="P123"><text:s text:c="21"/>&lt;/<text:span text:style-name="T138">xs</text:span>:<text:span text:style-name="T43">simpleType</text:span>&gt;</text:p>
            <text:p text:style-name="P124"><text:span text:style-name="T148"><text:s text:c="18"/>&lt;/</text:span><text:span text:style-name="T139">xs</text:span><text:span text:style-name="T148">:</text:span><text:span text:style-name="T45">attribute</text:span><text:span text:style-name="T148">&gt;</text:span></text:p>
            <text:p text:style-name="P124"/>
            <text:p text:style-name="P123"><text:span text:style-name="T69"><text:s text:c="18"/></text:span><text:span text:style-name="T147">&lt;!-- The value of the property --&gt;</text:span><text:span text:style-name="T69"> </text:span></text:p>
            <text:p text:style-name="P123"><text:span text:style-name="T69"><text:s text:c="18"/>&lt;</text:span><text:span text:style-name="T134">xs</text:span><text:span text:style-name="T69">:</text:span><text:span text:style-name="T41">attribute</text:span><text:span text:style-name="T69"> name="Value" </text:span><text:span text:style-name="T50">type</text:span><text:span text:style-name="T69">="</text:span><text:span text:style-name="T134">xs</text:span><text:span text:style-name="T69">:string" </text:span><text:span text:style-name="T50">use</text:span><text:span text:style-name="T69">="required"/&gt; </text:span></text:p>
            <text:p text:style-name="P126"/>
            <text:p text:style-name="P123"><text:span text:style-name="T69"><text:s text:c="18"/></text:span><text:span text:style-name="T147">&lt;!-- By default values are read-only but they may be <text:s/>declared as read/writable as well --&gt;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Writable" </text:span><text:span text:style-name="T50">type</text:span><text:span text:style-name="T69">="</text:span><text:span text:style-name="T134">xs</text:span><text:span text:style-name="T69">:boolean" </text:span><text:span text:style-name="T50">use</text:span><text:span text:style-name="T69">="optional"/&gt; </text:span></text:p>
            <text:p text:style-name="P126"/>
            <text:p text:style-name="P123"><text:span text:style-name="T69"><text:s text:c="15"/>&lt;/</text:span><text:span text:style-name="T134">xs</text:span><text:span text:style-name="T69">:</text:span><text:span text:style-name="T41">complexType</text:span><text:span text:style-name="T69">&gt; </text:span></text:p>
            <text:p text:style-name="P123"><text:span text:style-name="T69"><text:s text:c="12"/>&lt;/</text:span><text:span text:style-name="T134">xs</text:span><text:span text:style-name="T69">:</text:span><text:span text:style-name="T41">element</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6"/>
            <text:p text:style-name="P123"><text:span text:style-name="T69"><text:s text:c="5"/></text:span><text:span text:style-name="T147"><text:s text:c="4"/>&lt;!-- Extension type <text:s/>--&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Type" </text:span><text:span text:style-name="T50">type</text:span><text:span text:style-name="T69">="</text:span><text:span text:style-name="T134">xs</text:span><text:span text:style-name="T69">:anyURI" </text:span><text:span text:style-name="T50">use</text:span><text:span text:style-name="T69">="required"/&gt; </text:span></text:p>
            <text:p text:style-name="P126"/>
            <text:p text:style-name="P123"><text:span text:style-name="T69"><text:s text:c="9"/></text:span><text:span text:style-name="T147">&lt;!-- MAC (Message Authentication Code) --&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MAC" </text:span><text:span text:style-name="T50">type</text:span><text:span text:style-name="T69">="</text:span><text:span text:style-name="T134">xs</text:span><text:span text:style-name="T69">:base64Binary" </text:span><text:span text:style-name="T50">use</text:span><text:span text:style-name="T69">="required"/&gt; </text:span></text:p>
            <text:p text:style-name="P126"/>
            <text:p text:style-name="P123"><text:span text:style-name="T69"><text:s text:c="6"/>&lt;/</text:span><text:span text:style-name="T134">xs</text:span><text:span text:style-name="T69">:</text:span><text:span text:style-name="T41">complexType</text:span><text:span text:style-name="T69">&gt; </text:span></text:p>
            <text:p text:style-name="P127"><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2">element</text:span></text:span><text:span text:style-name="CrossRef"><text:span text:style-name="T118">&gt;</text:span></text:span></text:p>
          </table:table-cell>
        </table:table-row>
      </table:table>
      <text:p text:style-name="P120"/>
      <text:p text:style-name="P119"><text:span text:style-name="T69">A </text:span><text:span text:style-name="T111">PropertyBag</text:span><text:span text:style-name="T69"> </text:span><text:span text:style-name="T74">must</text:span><text:span text:style-name="T69"> be converted to a </text:span><text:span text:style-name="T62">binary blob</text:span><text:span text:style-name="T69"> before storage in SKS and MACing according to the following:<text:line-break/></text:span></text:p>
      <text:list xml:id="list26694183" text:style-name="L3">
        <text:list-item>
          <text:p text:style-name="P168"><text:span text:style-name="T69">Each </text:span><text:span text:style-name="T111">Property</text:span><text:span text:style-name="T69"> is translated into a composite object consisting of the following attributes and transformed representation:</text:span></text:p>
        </text:list-item>
      </text:list>
      <text:p text:style-name="P71"/>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27157595" text:continue-numbering="true" text:style-name="L3">
        <text:list-header>
          <text:p text:style-name="P169"><text:span text:style-name="T69"><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0">The resulting <text:span text:style-name="T111">Property</text:span><text:span text:style-name="T69"> </text:span>objects are <text:span text:style-name="T2">concatenated</text:span> in the order they occur in the <text:span text:style-name="T111">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1">Property</text:span> name uniqueness <text:span text:style-name="T54">may</text:span> be delegated to the middleware layer. <text:s/>Also see <text:span text:style-name="CrossRef"><text:reference-ref text:reference-format="text" text:ref-name="set.property">setProperty</text:reference-ref></text:span>.</text:p>
      <text:p text:style-name="P78"/>
      <text:p text:style-name="P78"/>
      <text:p text:style-name="P78">Continued on the next page...</text:p>
      <text:p text:style-name="P113"><text:span text:style-name="T69">Below is a </text:span><text:span text:style-name="CrossRef"><text:reference-ref text:reference-format="text" text:ref-name="keygen2">KeyGen2</text:reference-ref></text:span><text:span text:style-name="T69"> fragment showing an </text:span><text:span text:style-name="T111">Extension</text:span><text:span text:style-name="T69"> object holding a </text:span><text:span text:style-name="CrossRef"><text:reference-ref text:reference-format="text" text:ref-name="base64">Base64</text:reference-ref></text:span><text:span text:style-name="T69"> encoded </text:span><text:span text:style-name="CrossRef"><text:reference-ref text:reference-format="text" text:ref-name="info.cards">Information Card</text:reference-ref></text:span><text:span text:style-name="T69">:<text:line-break/></text:span></text:p>
      <table:table table:name="Table52" table:style-name="Table52">
        <table:table-column table:style-name="Table52.A"/>
        <table:table-row>
          <table:table-cell table:style-name="Table52.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Extension</text:span><text:span text:style-name="T124"> </text:span><text:span text:style-name="T48">Type</text:span><text:span text:style-name="T124">=</text:span>"http://schemas.xmlsoap.org/ws/2005/05/identity"</text:p>
            <text:p text:style-name="Standard"><text:span text:style-name="T48"><text:s text:c="27"/>MAC</text:span><text:span text:style-name="T124">="UMRljeXFd … CrcqcGkI1="&gt;IiBlbmHVy85cZS ... <text:s/>B4bWxuczd3dy53My5vc&lt;/</text:span><text:span text:style-name="T39">Extension</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text:span text:style-name="T63">In the Information Card sample the primary authentication key (for authenticating to the IDP), would preferable be the PKI key associated by </text:span><text:span text:style-name="T108">CertificatePath</text:span><text:span text:style-name="T63">. <text:s/>That is, the issuance of a managed Information Card and its primary key </text:span><text:span text:style-name="T62">can be fully synchronized</text:span><text:span text:style-name="T63">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3"> sample showing the </text:span><text:span text:style-name="T108">PropertyBag</text:span><text:span text:style-name="T63"> and </text:span><text:span text:style-name="T108">Logotype</text:span><text:span text:style-name="T63"> objects added to a symmetric key for usage by a </text:span><text:span text:style-name="CrossRef"><text:span text:style-name="T94"><text:reference-ref text:reference-format="text" text:ref-name="hotp">HOTP</text:reference-ref></text:span></text:span><text:span text:style-name="T63"> application:<text:line-break/></text:span></text:p>
      <table:table table:name="Table54" table:style-name="Table54">
        <table:table-column table:style-name="Table54.A"/>
        <table:table-row>
          <table:table-cell table:style-name="Table54.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7rcqcGkI="&gt;vInt09Esmg94v … YU3tgIdhcNNby&lt;/</text:span><text:span text:style-name="T39">SymmetricKey</text:span><text:span text:style-name="T124">&gt;<text:line-break/> <text:s text:c="7"/>&lt;</text:span><text:span text:style-name="T39">PropertyBag</text:span><text:span text:style-name="T124"> </text:span><text:span text:style-name="T48">Type</text:span><text:span text:style-name="T124">=</text:span>"http://xmlns.webpki.org/keygen2/1.0#provider.ietf-hotp"</text:p>
            <text:p text:style-name="Standard"><text:span text:style-name="T124"><text:s text:c="31"/></text:span><text:span text:style-name="T48">MAC</text:span><text:span text:style-name="T124">="jIOHDgwI4dO7Kzs … uEH8MtykIS46JfiJ3N="&gt;</text:span></text:p>
            <text:p text:style-name="Standard"><text:span text:style-name="T124"><text:s text:c="12"/>&lt;</text:span><text:span text:style-name="T39">Property</text:span><text:span text:style-name="T124"> </text:span><text:span text:style-name="T48">Name</text:span><text:span text:style-name="T124">="Counter" </text:span><text:span text:style-name="T48">Value</text:span><text:span text:style-name="T124">="0" </text:span><text:span text:style-name="T48">Writable</text:span><text:span text:style-name="T124">="true"/&gt;</text:span></text:p>
            <text:p text:style-name="Standard"><text:span text:style-name="T124"><text:s text:c="12"/>&lt;</text:span><text:span text:style-name="T39">Property</text:span><text:span text:style-name="T124"> </text:span><text:span text:style-name="T48">Name</text:span><text:span text:style-name="T124">="Digits" </text:span><text:span text:style-name="T48">Value</text:span><text:span text:style-name="T124">="8"/&gt;</text:span></text:p>
            <text:p text:style-name="Standard"><text:span text:style-name="T124"><text:s text:c="8"/>&lt;/</text:span><text:span text:style-name="T39">PropertyBag</text:span><text:span text:style-name="T124">&gt;</text:span></text:p>
            <text:p text:style-name="Standard"><text:span text:style-name="T124"><text:s text:c="8"/>&lt;</text:span><text:span text:style-name="T39">Logotype</text:span><text:span text:style-name="T124"> </text:span><text:span text:style-name="T48">MIMEType</text:span><text:span text:style-name="T124">="image/png" </text:span></text:p>
            <text:p text:style-name="Standard"><text:span text:style-name="T124"><text:s text:c="26"/></text:span><text:span text:style-name="T48">Type</text:span><text:span text:style-name="T124">=</text:span>"http://xmlns.webpki.org/keygen2/1.0#logotype.application"</text:p>
            <text:p text:style-name="Standard"><text:span text:style-name="T124"><text:s text:c="26"/></text:span><text:span text:style-name="T48">MAC</text:span><text:span text:style-name="T124">="+crSq5fvfx+f … ZmRnhxlj0d="&gt;iAAABKCAIAAACD … tm/AAALjUlEQVRA=&lt;/</text:span><text:span text:style-name="T39">Logotype</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7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DeleteKey</text:span><text:span text:style-name="T102"> delet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7">must</text:span><text:span text:style-name="T102"> abort the provisioning session if </text:span><text:span text:style-name="T105">postDeleteKey</text:span><text:span text:style-name="T102"> is mixed with other post provisioning operations referring to the same </text:span><text:span text:style-name="T111">TargetKeyHandle</text:span><text:span text:style-name="T102">.</text:span></text:p>
      <text:p text:style-name="Text_20_body"><text:span text:style-name="T102">This method is </text:span><text:span text:style-name="T3">independent</text:span><text:span text:style-name="T100"> of </text:span><text:span text:style-name="CrossRef"><text:reference-ref text:reference-format="text" text:ref-name="delete.protection">Delete Protection</text:reference-ref></text:span><text:span text:style-name="T102"> settings.</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P42"/>
      <text:p text:style-name="P42"/>
      <text:p text:style-name="P42"/>
      <text:p text:style-name="P56">Continued on the next page...</text:p>
      <text:p text:style-name="P113">The following fragment shows how <text:span text:style-name="T105">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6"><text:span text:style-name="T124"><text:s/>  <text:s/>&lt;</text:span><text:span text:style-name="T39">Dele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Before invoking </text:span><text:span text:style-name="T108">postDeleteKey</text:span><text:span text:style-name="T63"> the provisioning middleware needs to perform a number of steps:</text:span></text:p>
      <text:list xml:id="list26724246" text:style-name="L4">
        <text:list-item>
          <text:p text:style-name="P158"><text:span text:style-name="T63">Find the the </text:span><text:span text:style-name="T62">old</text:span><text:span text:style-name="T63"> provisioning session associated with the </text:span><text:span text:style-name="T108">ClientSessionID</text:span><text:span text:style-name="T63"> and </text:span><text:span text:style-name="T108">ServerSessionID</text:span><text:span text:style-name="T63"> attributes of the </text:span><text:span text:style-name="T108">DeleteKey</text:span><text:span text:style-name="T63"> element by calling </text:span><text:span text:style-name="CrossRef"><text:span text:style-name="T94"><text:reference-ref text:reference-format="text" text:ref-name="enum.prov.sess">enumerateProvisioningSessions</text:reference-ref></text:span></text:span><text:span text:style-name="T63">.</text:span></text:p>
        </text:list-item>
        <text:list-item>
          <text:p text:style-name="P158"><text:span text:style-name="T63">Find possible keys by calling </text:span><text:span text:style-name="CrossRef"><text:span text:style-name="T94"><text:reference-ref text:reference-format="text" text:ref-name="enum.keys">enumerateKeys</text:reference-ref></text:span></text:span><text:span text:style-name="T63"> and ignoring all but those belonging to the provisioning session found in step #1.</text:span></text:p>
        </text:list-item>
        <text:list-item>
          <text:p text:style-name="P158"><text:span text:style-name="T63">For the set of keys found in step #2 call </text:span><text:span text:style-name="CrossRef"><text:span text:style-name="T94"><text:reference-ref text:reference-format="text" text:ref-name="get.key.attr">getKeyAttributes</text:reference-ref></text:span></text:span><text:span text:style-name="T63"> while looking for a key having an </text:span><text:span text:style-name="CrossRef"><text:span text:style-name="T94"><text:reference-ref text:reference-format="text" text:ref-name="eecert">End-Entity Certificate</text:reference-ref></text:span></text:span><text:span text:style-name="T63"> matching the </text:span><text:span text:style-name="CrossRef"><text:span text:style-name="T94"><text:reference-ref text:reference-format="text" text:ref-name="SHA256">SHA256</text:reference-ref></text:span></text:span><text:span text:style-name="T63"> </text:span><text:span text:style-name="T108">CertificateFingerprint</text:span><text:span text:style-name="T63">.</text:span></text:p>
        </text:list-item>
        <text:list-item>
          <text:p text:style-name="P158"><text:span text:style-name="T63">If step #3 is successful </text:span><text:span text:style-name="T108">TargetKeyHandle</text:span><text:span text:style-name="T63"> is recovered and </text:span><text:span text:style-name="T108">postDeleteKey</text:span><text:span text:style-name="T63"> can be invoked.</text:span></text:p>
        </text:list-item>
      </text:list>
      <text:p text:style-name="Text_20_body"><text:span text:style-name="T63">If any of these steps fail the provisioning session </text:span><text:span text:style-name="T66">must</text:span><text:span text:style-name="T63"> be aborted. <text:s/>Also see </text:span><text:span text:style-name="CrossRef"><text:span text:style-name="T94"><text:reference-ref text:reference-format="text" text:ref-name="poi.ops">Remote Key Lookup</text:reference-ref></text:span></text:span><text:span text:style-name="T63">.</text:span></text:p>
      <text:h text:style-name="P17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text:span><text:span text:style-name="T3">If</text:span><text:span text:style-name="T102"> the target key is associated with a PUK object the PUK error count </text:span><text:span text:style-name="T55">must</text:span><text:span text:style-name="T102"> be cleared as well.</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7"><text:span text:style-name="T124"><text:s/>  <text:s/>&lt;</text:span><text:span text:style-name="T39">Unlock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nlock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h text:style-name="P17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pdateKey</text:span><text:span text:style-name="T102"> updates (replac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7">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7">must</text:span><text:span text:style-name="T102"> allow a (single) </text:span><text:span text:style-name="T105">postUpdateKey</text:span><text:span text:style-name="T102"> combined with an arbitrary number of </text:span><text:span text:style-name="CrossRef"><text:reference-ref text:reference-format="text" text:ref-name="pp_clonekeyprot">post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4"><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Upda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pdate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7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Text_20_body"><text:span text:style-name="T100">An inherited </text:span><text:span text:style-name="T102">custom PIN protection scheme </text:span><text:span text:style-name="T55">must</text:span><text:span text:style-name="T102"> have its grouping attribute set to </text:span><text:span text:style-name="T105">shared</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7">must</text:span><text:span text:style-name="T102"> allow multiple </text:span><text:span text:style-name="T105">post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3"><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CloneKeyProtection</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CloneKeyProtection</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7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08">KeyHandle</text:span><text:span text:style-name="T69"> as input to the next call.</text:span></text:p>
      <text:p text:style-name="P72"><text:span text:style-name="T69">When </text:span><text:span text:style-name="T108">enumerateKeys</text:span><text:span text:style-name="T63"> returns with a </text:span><text:span text:style-name="T108">KeyHandle</text:span><text:span text:style-name="T63"> = 0 there are no more key objects to read.</text:span></text:p>
      <text:h text:style-name="P17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9">Number of</text:span> <text:span text:style-name="T111">Type</text:span> URIs <text:span text:style-name="T59"><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9">Type</text:span><text:span text:style-name="T144">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9">Also see </text:span><text:span text:style-name="CrossRef"><text:reference-ref text:reference-format="text" text:ref-name="getkeyprotectiondata">getKeyProtectionInfo</text:reference-ref></text:span>.</text:p>
      <text:h text:style-name="P17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9">See </text:span><text:span text:style-name="CrossRef"><text:span text:style-name="T59"><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9">Copy of </text:span><text:span text:style-name="T111">Forma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9">Copy of </text:span><text:span text:style-name="T111">RetryLimi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9">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9">Current PIN error count for keys protected by</text:span> a local PIN policy object [1]</text:p>
            <text:p text:style-name="Standard"><text:span text:style-name="T59">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9">Exact copies of the corresponding </text:span><text:span text:style-name="CrossRef"><text:span text:style-name="T59"><text:reference-ref text:reference-format="text" text:ref-name="createKeyPair">createKeyEntry</text:reference-ref></text:span></text:span><text:span text:style-name="T59">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9">Tells if there exists a </text:span><text:span text:style-name="T61">copy</text:span><text:span text:style-name="T59"> of the key. <text:s/>See </text:span><text:span text:style-name="CrossRef"><text:span text:style-name="T59"><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5">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3">The following table illustrates how the </text:span><text:reference-mark-start text:name="prot.status"/><text:span text:style-name="T108">ProtectionStatus</text:span><text:reference-mark-end text:name="prot.status"/><text:span text:style-name="T6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2"> <text:s/>This bit </text:span><text:span text:style-name="T96">must</text:span><text:span text:style-name="T54"> </text:span>be <text:span text:style-name="T2">combined</text:span> with bit <text:span text:style-name="T105">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2"> <text:s/>This bit </text:span><text:span text:style-name="T96">must</text:span><text:span text:style-name="T54"> </text:span>be <text:span text:style-name="T2">combined</text:span> with bit <text:span text:style-name="T105">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3"><text:line-break/>The following table illustrates how the </text:span><text:reference-mark-start text:name="key.bck.2"/><text:span text:style-name="T108">KeyBackup</text:span><text:reference-mark-end text:name="key.bck.2"/><text:span text:style-name="T6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9">The SERVER bit </text:span><text:span text:style-name="T55">must</text:span> be set if the key has been supplied through <text:span text:style-name="CrossRef"><text:span text:style-name="T59"><text:reference-ref text:reference-format="text" text:ref-name="restorePrivateKey">importPrivateKey</text:reference-ref></text:span></text:span> or <text:span text:style-name="CrossRef"><text:span text:style-name="T59"><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9">The LOCAL bit </text:span><text:span text:style-name="T55">must</text:span> be set if the key has been subject to an <text:span text:style-name="CrossRef"><text:span text:style-name="T59"><text:reference-ref text:reference-format="text" text:ref-name="exportkey">exportKey</text:reference-ref></text:span></text:span> operation</text:p>
          </table:table-cell>
        </table:table-row>
      </table:table>
      <text:p text:style-name="Text_20_body"/>
      <text:p text:style-name="P54"/>
      <text:h text:style-name="P17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5">must</text:span> be returned as a zero-length array.</text:p>
      <text:h text:style-name="P17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1">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1">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4">must</text:span> be returned.</text:p>
      <text:h text:style-name="P17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7">may</text:span><text:span text:style-name="T102"> introduce physical presence methods like GPIO-based buttons, </text:span><text:span text:style-name="T3">circumventing</text:span><text:span text:style-name="T102"> </text:span><text:span text:style-name="CrossRef"><text:reference-ref text:reference-format="text" text:ref-name="delete.protection">Delete 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PIN and PUK Objects</text:reference-ref></text:span><text:span text:style-name="T102">.</text:span></text:p>
      <text:h text:style-name="P17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ymmetric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5">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3">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7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7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7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71"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5">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5">must</text:span> be implemented in such a way that the SKS container cannot be made inoperable due to network errors or aborted update operations. <text:s/>In addition,<text:line-break/>the SKS container <text:span text:style-name="T55">must</text:span> be able to <text:span text:style-name="T2">securely</text:span> <text:span text:style-name="T2">authenticate</text:span> the update service's <text:span text:style-name="T112">Chunk</text:span> data</text:p>
          </table:table-cell>
        </table:table-row>
      </table:table>
      <text:p text:style-name="Text_20_body"/>
      <text:p text:style-name="P63"/>
      <text:h text:style-name="P17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9">Signature algorithm</text:span><text:span text:style-name="T71"> URI</text:span>. <text:s/>See <text:span text:style-name="CrossRef"><text:reference-ref text:reference-format="text" text:ref-name="asym.algos">Asymmetric Key Signatures</text:reference-ref></text:span><text:span text:style-name="CrossRef"> </text:span><text:span text:style-name="T72">‎</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4">must</text:span> be hashed <text:span text:style-name="T2">as required by the signature algorithm</text:span>.</text:p>
      <text:p text:style-name="Text_20_body">The <text:span text:style-name="T105">Parameters</text:span> object <text:span text:style-name="T54">must</text:span> be of zero length for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3">The length of </text:span><text:span text:style-name="T108">Data</text:span><text:span text:style-name="T63"> </text:span><text:span text:style-name="T66">must</text:span><text:span text:style-name="T63"> match the hash algorithm. <text:s/>Note that signature algorithms that do not define a specific hash algorithm impose no tests on </text:span><text:span text:style-name="T108">Data</text:span><text:span text:style-name="T63"> length. <text:s/>The </text:span><text:a xlink:type="simple" xlink:href="http://xmlns.webpki.org/keygen2/1.0#algorithm.rsa.none"><text:span text:style-name="T130">http://xmlns.webpki.org/keygen2/1.0#algorithm.rsa.none</text:span></text:a><text:span text:style-name="T126"> signature </text:span><text:span text:style-name="T63">algorithm </text:span><text:span text:style-name="T66">must</text:span><text:span text:style-name="T63"> format the signature packet according to </text:span><text:span text:style-name="CrossRef"><text:span text:style-name="T94"><text:reference-ref text:reference-format="text" text:ref-name="pkcs1">PKCS #1</text:reference-ref></text:span></text:span><text:span text:style-name="T63">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7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9">Encryption algorithm</text:span><text:span text:style-name="T71"> URI</text:span>. <text:s/>See <text:span text:style-name="CrossRef"><text:reference-ref text:reference-format="text" text:ref-name="asymm.key.enc">Asymmetric Key Encryption</text:reference-ref></text:span><text:span text:style-name="CrossRef"> </text:span><text:span text:style-name="T72">‎</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4">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7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9">Key agreement algorithm</text:span><text:span text:style-name="T71"> URI</text:span>. <text:s/>See <text:span text:style-name="CrossRef"><text:reference-ref text:reference-format="text" text:ref-name="key_agreement">Diffie-Hellman Key Agreement</text:reference-ref></text:span><text:span text:style-name="CrossRef"> </text:span><text:span text:style-name="T72">‎</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text:p>
          </table:table-cell>
        </table:table-row>
      </table:table>
      <text:p text:style-name="Text_20_body"/>
      <text:p text:style-name="Text_20_body"><text:span text:style-name="T105">keyAgreement</text:span> performs an asymmetric key agreement operation resulting in a shared secret.</text:p>
      <text:p text:style-name="Text_20_body"><text:span text:style-name="T112">PublicKey</text:span><text:span text:style-name="T94"> </text:span><text:span text:style-name="T97">must</text:span><text:span text:style-name="T94"> be an EC public key</text:span><text:span text:style-name="T64"> in </text:span><text:span text:style-name="CrossRef"><text:span text:style-name="T94"><text:reference-ref text:reference-format="text" text:ref-name="X.509">X.509</text:reference-ref></text:span></text:span><text:span text:style-name="T64"> DER format using the same curve as </text:span><text:span text:style-name="T108">KeyHandle</text:span><text:span text:style-name="T94">. <text:s/>See </text:span><text:span text:style-name="CrossRef"><text:span text:style-name="T94"><text:reference-ref text:reference-format="text" text:ref-name="elliptic.curves">Elliptic Curve</text:reference-ref></text:span></text:span><text:span text:style-name="T94">.</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7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9">HMAC algorithm</text:span><text:span text:style-name="T71"> URI</text:span>. <text:s/>See <text:span text:style-name="CrossRef"><text:reference-ref text:reference-format="text" text:ref-name="hmac.operations">HMAC Operations</text:reference-ref></text:span><text:span text:style-name="CrossRef"> </text:span><text:span text:style-name="T72">‎</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7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9">Encryption algorithm</text:span><text:span text:style-name="T71"> URI</text:span>. <text:s/>See <text:span text:style-name="CrossRef"><text:reference-ref text:reference-format="text" text:ref-name="sym.key.enc">Symmetric Key Encryption</text:reference-ref></text:span><text:span text:style-name="CrossRef"> </text:span><text:span text:style-name="T72">‎</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IV (Initialization Vector) is required by the encryption algorithm it <text:span text:style-name="T54">must</text:span> be supplied in <text:span text:style-name="T111">Parameters</text:span> unless it is supposed to supplied as a part of <text:span text:style-name="T32">Data</text:span> like for <text:span text:style-name="CrossRef"><text:span text:style-name="T94"><text:reference-ref text:reference-format="text" text:ref-name="xml.encrypt">XML Encryption</text:reference-ref></text:span></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Standard">.</text:p>
      <text:p text:style-name="P62"/>
      <text:list xml:id="list26716079" text:style-name="Numbering_20_4">
        <text:list-item>
          <text:h text:style-name="P172"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9">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1"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1" svg:width="0.3067in" svg:height="0.1713in" draw:transform="skewX (0.0720820981073522) rotate (-1.2184143508182) translate (0.116499316218041in 0.502993904768664in)" svg:viewBox="0 0 780 436" svg:d="m0 1270638c245-308 723-136 780 279"><text:p/></draw:path><draw:path draw:style-name="gr7" draw:text-style-name="P181" svg:width="0.3091in" svg:height="0.1717in" draw:transform="skewX (0.068067840827766) rotate (-1.22085781177099) translate (0.12480529467648in 0.139011726359927in)" svg:viewBox="0 0 786 437" svg:d="m0 1261360c247-309 729-137 786 279"><text:p/></draw:path><draw:path draw:style-name="gr7" draw:text-style-name="P181" svg:width="0.5736in" svg:height="0.3949in" draw:transform="skewX (0.138230076757925) rotate (-1.18036617312473) translate (0.25620482703873in 0.527845900801993in)" svg:viewBox="0 0 1458 1004" svg:d="m0 1403083c441-561 1350 22 1458 781"><text:p/></draw:path></draw:g></text:p>
          </table:table-cell>
          <table:covered-table-cell/>
          <table:table-cell table:style-name="Table115.E2" table:number-rows-spanned="2" office:value-type="string">
            <text:p text:style-name="P32"><draw:line text:anchor-type="paragraph" draw:z-index="9" draw:style-name="gr5" draw:text-style-name="P181"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7139576" text:continue-numbering="true" text:style-name="Numbering_20_4">
        <text:list-item>
          <text:h text:style-name="P172"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5">ProvisioningHandle</text:span><text:span text:style-name="T84">, ...</text:span> = <text:span text:style-name="CrossRef"><text:reference-ref text:reference-format="text" text:ref-name="createProvisioningSession">createProvisioningSession</text:reference-ref></text:span> (…)</text:p>
      <text:p text:style-name="P116"><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6"><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6"><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6"><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27139459"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8">®</text:span> is available including a JUnit suite.</text:p>
      <text:p text:style-name="Text_20_body"><text:span text:style-name="T84">URL: </text:span><text:a xlink:type="simple" xlink:href="http://code.google.com/p/openkeystore">http://code.google.com/p/openkeystore</text:a></text:p>
      <text:p text:style-name="Text_20_body"/>
      <text:list xml:id="list27130718" text:continue-numbering="true" text:style-name="Numbering_20_4">
        <text:list-item>
          <text:h text:style-name="P172"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9">CredentialDiscoveryRequest</text:span><text:span text:style-name="T12">  </text:span><text:span text:style-name="T125">…</text:span><text:span text:style-name="T124"> <text:s/>&gt;<text:line-break/></text:span></text:p>
            <text:p text:style-name="P81"><text:span text:style-name="T124">    &lt;</text:span><text:span text:style-name="T39">LookupSpecifier</text:span><text:span text:style-name="T124"> </text:span><text:span text:style-name="T48">ID</text:span><text:span text:style-name="T124">="Lookup.1" </text:span><text:span text:style-name="T48">Nonce</text:span><text:span text:style-name="T124">="nSgmg4cznqE ... WrH2421w9SYA="&gt;<text:line-break/> <text:s text:c="3"/>    &lt;</text:span><text:span text:style-name="T39">SearchFilter</text:span><text:span text:style-name="T124"> </text:span><text:span text:style-name="T48">Email</text:span><text:span text:style-name="T124">="john.doe@example.com"/&gt;<text:line-break/>        &lt;</text:span><text:span text:style-name="T133">ds</text:span><text:span text:style-name="T124">:</text:span><text:span text:style-name="T39">Signatur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CanonicalizationMethod</text:span><text:span text:style-name="T124"> </text:span><text:span text:style-name="T48">Algorithm</text:span><text:span text:style-name="T124">="http://www.w3.org/2001/10/xml-exc-c14n#"/&gt;<text:line-break/>                &lt;</text:span><text:span text:style-name="T133">ds</text:span><text:span text:style-name="T124">:</text:span><text:span text:style-name="T39">SignatureMethod</text:span><text:span text:style-name="T124"> </text:span><text:span text:style-name="T48">Algorithm</text:span><text:span text:style-name="T124">="http://www.w3.org/2001/04/xmldsig-more#rsa-sha256"/&gt;<text:line-break/>                &lt;</text:span><text:span text:style-name="T133">ds</text:span><text:span text:style-name="T124">:</text:span><text:span text:style-name="T39">Reference</text:span><text:span text:style-name="T124"> </text:span><text:span text:style-name="T48">URI</text:span><text:span text:style-name="T124">="#Lookup.1"&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Transform</text:span><text:span text:style-name="T124"> </text:span><text:span text:style-name="T48">Algorithm</text:span><text:span text:style-name="T124">="http://www.w3.org/2000/09/xmldsig#enveloped-signature"/&gt;<text:line-break/>                        &lt;</text:span><text:span text:style-name="T133">ds</text:span><text:span text:style-name="T124">:</text:span><text:span text:style-name="T39">Transform</text:span><text:span text:style-name="T124"> </text:span><text:span text:style-name="T48">Algorithm</text:span><text:span text:style-name="T124">="http://www.w3.org/2001/10/xml-exc-c14n#"/&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DigestMethod</text:span><text:span text:style-name="T124"> </text:span><text:span text:style-name="T48">Algorithm</text:span><text:span text:style-name="T124">="http://www.w3.org/2001/04/xmlenc#sha256"/&gt;<text:line-break/>                    &lt;</text:span><text:span text:style-name="T133">ds</text:span><text:span text:style-name="T124">:</text:span><text:span text:style-name="T39">DigestValue</text:span><text:span text:style-name="T124">&gt;JBfoi8iBKRyWxXYlTTU1cdyybMTyJr+WDW+qCJdxoGE=&lt;/</text:span><text:span text:style-name="T133">ds</text:span><text:span text:style-name="T124">:</text:span><text:span text:style-name="T39">DigestValue</text:span><text:span text:style-name="T124">&gt;<text:line-break/>                &lt;/</text:span><text:span text:style-name="T133">ds</text:span><text:span text:style-name="T124">:</text:span><text:span text:style-name="T39">Referenc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SignatureValue</text:span><text:span text:style-name="T124">&gt;mSMaH6wChPQRDT... JKrW3n/dL7seGbg==&lt;/</text:span><text:span text:style-name="T133">ds</text:span><text:span text:style-name="T124">:</text:span><text:span text:style-name="T39">SignatureValue</text:span><text:span text:style-name="T124">&gt;<text:line-break/>            &lt;</text:span><text:span text:style-name="T133">ds</text:span><text:span text:style-name="T124">:</text:span><text:span text:style-name="T39">KeyInfo</text:span><text:span text:style-name="T124">&gt;<text:line-break/> <text:s text:c="14"/>&lt;</text:span><text:span text:style-name="T133">ds</text:span><text:span text:style-name="T124">:</text:span><text:span text:style-name="T39">RSAKeyValue</text:span><text:span text:style-name="T124">&gt;<text:line-break/> <text:s text:c="17"/>&lt;</text:span><text:span text:style-name="T133">ds</text:span><text:span text:style-name="T124">:</text:span><text:span text:style-name="T39">Modulus</text:span><text:span text:style-name="T124">&gt;ZLhBpUjJK/mSjPAe/ … fXG8z1V3mVDZTBM7eZ&lt;/</text:span><text:span text:style-name="T133">ds</text:span><text:span text:style-name="T124">:</text:span><text:span text:style-name="T39">Modulus</text:span><text:span text:style-name="T124">&gt;<text:line-break/> <text:s text:c="17"/>&lt;</text:span><text:span text:style-name="T133">ds</text:span><text:span text:style-name="T124">:</text:span><text:span text:style-name="T39">Exponent</text:span><text:span text:style-name="T124">&gt;AQAB&lt;/</text:span><text:span text:style-name="T133">ds</text:span><text:span text:style-name="T124">:</text:span><text:span text:style-name="T39">Exponent</text:span><text:span text:style-name="T124">&gt;<text:line-break/> <text:s text:c="14"/>&lt;/</text:span><text:span text:style-name="T133">ds</text:span><text:span text:style-name="T124">:</text:span><text:span text:style-name="T39">RSAKeyValue</text:span><text:span text:style-name="T124">&gt;</text:span></text:p>
            <text:p text:style-name="P81"><text:span text:style-name="T124">            &lt;/</text:span><text:span text:style-name="T133">ds</text:span><text:span text:style-name="T124">:</text:span><text:span text:style-name="T39">KeyInfo</text:span><text:span text:style-name="T124">&gt;<text:line-break/>        &lt;/</text:span><text:span text:style-name="T133">ds</text:span><text:span text:style-name="T124">:</text:span><text:span text:style-name="T39">Signature</text:span><text:span text:style-name="T124">&gt;<text:line-break/>    &lt;/</text:span><text:span text:style-name="T39">LookupSpecifier</text:span><text:span text:style-name="T124">&gt;<text:line-break/></text:span></text:p>
            <text:p text:style-name="Standard"><text:span text:style-name="T124">&lt;/</text:span><text:span text:style-name="T39">CredentialDiscoveryRequest</text:span><text:span text:style-name="T124">&gt;</text:span></text:p>
          </table:table-cell>
        </table:table-row>
      </table:table>
      <text:p text:style-name="Text_20_body"/>
      <text:p text:style-name="Standard">The example works as follows:<text:line-break/></text:p>
      <text:list xml:id="list26697131" text:style-name="L5">
        <text:list-item>
          <text:p text:style-name="P180">Verify that the <text:span text:style-name="T112">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80">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0">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80">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0">Collect the keys from step #4 that also feature the e-mail addresss <text:span text:style-name="T142">"</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7127901" text:continue-list="list27130718" text:style-name="Numbering_20_4">
        <text:list-item>
          <text:h text:style-name="P172"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4">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7146770"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9">Some of the core concepts have been submitted to </text:span><text:a xlink:type="simple" xlink:href="http://defensivepublications.org/">http://defensivepublications.org</text:a> and subsequently been published in IP.COM's <text:span text:style-name="T2">prior art database</text:span>.</text:p>
      <text:list xml:id="list27141788" text:continue-numbering="true" text:style-name="Numbering_20_4">
        <text:list-item>
          <text:h text:style-name="P173"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27130319" text:continue-numbering="true" text:style-name="Numbering_20_4">
        <text:list-item>
          <text:h text:style-name="P172"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6704504" text:style-name="L6">
        <text:list-item>
          <text:p text:style-name="P159"><text:span text:style-name="T2">CT-KIP by RSA Security</text:span>: KeyGen2 format and basic operation</text:p>
        </text:list-item>
        <text:list-item>
          <text:p text:style-name="P159"><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9"><text:span text:style-name="T2">SCP80 by GlobalPlatform</text:span>: Secure messaging including “rolling MACs”</text:p>
        </text:list-item>
        <text:list-item>
          <text:p text:style-name="P159"><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27137235" text:continue-list="list27130319"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7142479"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6707685" text:style-name="L7">
        <text:list-item>
          <text:p text:style-name="P160">Investigating “physical presence” GPIO options</text:p>
        </text:list-item>
        <text:list-item>
          <text:p text:style-name="P160">Language check</text:p>
        </text:list-item>
        <text:list-item>
          <text:p text:style-name="P160">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8, WebPKI.org, 2012-08-24<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98</meta:editing-cycles>
    <meta:editing-duration>PT40H24M15S</meta:editing-duration>
    <dc:title>Secure Key Store - API and Architecture</dc:title>
    <dc:date>2012-08-27T07:00:39.89</dc:date>
    <dc:creator>Anders Rundgren</dc:creator>
    <meta:document-statistic meta:table-count="119" meta:image-count="0" meta:object-count="6" meta:page-count="72" meta:paragraph-count="2321" meta:word-count="15227" meta:character-count="11146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